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73.93mm" svg:height="198.95mm" svg:x="124.65mm" svg:y="6.37mm">
            <loext:p draw:notify-on-update-of-ranges="Sheet1.A1:Sheet1.A1 Sheet1.A2:Sheet1.A102 Sheet1.B1:Sheet1.B1 Sheet1.B2:Sheet1.B102 Sheet1.A1:Sheet1.A1 Sheet1.A2:Sheet1.A102 Sheet1.C1:Sheet1.C1 Sheet1.C2:Sheet1.C102 Sheet1.A1:Sheet1.A1 Sheet1.A2:Sheet1.A102 Sheet1.D1:Sheet1.D1 Sheet1.D2:Sheet1.D102 Sheet1.A1:Sheet1.A1 Sheet1.A2:Sheet1.A102 Sheet1.E1:Sheet1.E1 Sheet1.E2:Sheet1.E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with noise</text:p>
          </table:table-cell>
          <table:table-cell office:value-type="string" calcext:value-type="string">
            <text:p>high pass</text:p>
          </table:table-cell>
          <table:table-cell office:value-type="string" calcext:value-type="string">
            <text:p>+ low pass</text:p>
          </table:table-cell>
          <table:table-cell table:number-columns-repeated="2"/>
          <table:table-cell office:value-type="string" calcext:value-type="string">
            <text:p>amplitu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w pass time cons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gh pass time cons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I$1]*SIN([.A2]*2*PI()/20)" office:value-type="float" office:value="0" calcext:value-type="float">
            <text:p>0</text:p>
          </table:table-cell>
          <table:table-cell table:formula="of:=[.B2]+(0.5-RAND())*[.$L$1]" office:value-type="float" office:value="0.183280077383149" calcext:value-type="float">
            <text:p>0.1832800774</text:p>
          </table:table-cell>
          <table:table-cell table:formula="of:=[.C2]" office:value-type="float" office:value="0.183280077383149" calcext:value-type="float">
            <text:p>0.1832800774</text:p>
          </table:table-cell>
          <table:table-cell table:formula="of:=[.C2]" office:value-type="float" office:value="0.183280077383149" calcext:value-type="float">
            <text:p>0.1832800774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$I$1]*SIN([.A3]*2*PI()/20)" office:value-type="float" office:value="0.309016994374947" calcext:value-type="float">
            <text:p>0.3090169944</text:p>
          </table:table-cell>
          <table:table-cell table:formula="of:=[.B3]+(0.5-RAND())*[.$L$1]" office:value-type="float" office:value="0.535718188418568" calcext:value-type="float">
            <text:p>0.5357181884</text:p>
          </table:table-cell>
          <table:table-cell table:formula="of:=([.$R$1]/([.$R$1]+1))*([.D2]+[.C3]-[.C2])" office:value-type="float" office:value="0.428574550734855" calcext:value-type="float">
            <text:p>0.4285745507</text:p>
          </table:table-cell>
          <table:table-cell table:formula="of:=([.D3] + [.E2]*[.$O$1])/([.$O$1] + 1)" office:value-type="float" office:value="0.23233897205349" calcext:value-type="float">
            <text:p>0.23233897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$I$1]*SIN([.A4]*2*PI()/20)" office:value-type="float" office:value="0.587785252292473" calcext:value-type="float">
            <text:p>0.5877852523</text:p>
          </table:table-cell>
          <table:table-cell table:formula="of:=[.B4]+(0.5-RAND())*[.$L$1]" office:value-type="float" office:value="1.08141929227688" calcext:value-type="float">
            <text:p>1.0814192923</text:p>
          </table:table-cell>
          <table:table-cell table:formula="of:=([.$R$1]/([.$R$1]+1))*([.D3]+[.C4]-[.C3])" office:value-type="float" office:value="0.779420523674534" calcext:value-type="float">
            <text:p>0.7794205237</text:p>
          </table:table-cell>
          <table:table-cell table:formula="of:=([.D4] + [.E3]*[.$O$1])/([.$O$1] + 1)" office:value-type="float" office:value="0.341755282377699" calcext:value-type="float">
            <text:p>0.3417552824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$I$1]*SIN([.A5]*2*PI()/20)" office:value-type="float" office:value="0.809016994374947" calcext:value-type="float">
            <text:p>0.8090169944</text:p>
          </table:table-cell>
          <table:table-cell table:formula="of:=[.B5]+(0.5-RAND())*[.$L$1]" office:value-type="float" office:value="1.02044917522577" calcext:value-type="float">
            <text:p>1.0204491752</text:p>
          </table:table-cell>
          <table:table-cell table:formula="of:=([.$R$1]/([.$R$1]+1))*([.D4]+[.C5]-[.C4])" office:value-type="float" office:value="0.574760325298739" calcext:value-type="float">
            <text:p>0.5747603253</text:p>
          </table:table-cell>
          <table:table-cell table:formula="of:=([.D5] + [.E4]*[.$O$1])/([.$O$1] + 1)" office:value-type="float" office:value="0.388356290961907" calcext:value-type="float">
            <text:p>0.388356291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$I$1]*SIN([.A6]*2*PI()/20)" office:value-type="float" office:value="0.951056516295153" calcext:value-type="float">
            <text:p>0.9510565163</text:p>
          </table:table-cell>
          <table:table-cell table:formula="of:=[.B6]+(0.5-RAND())*[.$L$1]" office:value-type="float" office:value="0.988401052265876" calcext:value-type="float">
            <text:p>0.9884010523</text:p>
          </table:table-cell>
          <table:table-cell table:formula="of:=([.$R$1]/([.$R$1]+1))*([.D5]+[.C6]-[.C5])" office:value-type="float" office:value="0.434169761871076" calcext:value-type="float">
            <text:p>0.4341697619</text:p>
          </table:table-cell>
          <table:table-cell table:formula="of:=([.D6] + [.E5]*[.$O$1])/([.$O$1] + 1)" office:value-type="float" office:value="0.397518985143741" calcext:value-type="float">
            <text:p>0.3975189851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$I$1]*SIN([.A7]*2*PI()/20)" office:value-type="float" office:value="1" calcext:value-type="float">
            <text:p>1</text:p>
          </table:table-cell>
          <table:table-cell table:formula="of:=[.B7]+(0.5-RAND())*[.$L$1]" office:value-type="float" office:value="0.623250143021056" calcext:value-type="float">
            <text:p>0.623250143</text:p>
          </table:table-cell>
          <table:table-cell table:formula="of:=([.$R$1]/([.$R$1]+1))*([.D6]+[.C7]-[.C6])" office:value-type="float" office:value="0.0552150821010046" calcext:value-type="float">
            <text:p>0.0552150821</text:p>
          </table:table-cell>
          <table:table-cell table:formula="of:=([.D7] + [.E6]*[.$O$1])/([.$O$1] + 1)" office:value-type="float" office:value="0.329058204535193" calcext:value-type="float">
            <text:p>0.329058204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$I$1]*SIN([.A8]*2*PI()/20)" office:value-type="float" office:value="0.951056516295154" calcext:value-type="float">
            <text:p>0.9510565163</text:p>
          </table:table-cell>
          <table:table-cell table:formula="of:=[.B8]+(0.5-RAND())*[.$L$1]" office:value-type="float" office:value="0.523361902188939" calcext:value-type="float">
            <text:p>0.5233619022</text:p>
          </table:table-cell>
          <table:table-cell table:formula="of:=([.$R$1]/([.$R$1]+1))*([.D7]+[.C8]-[.C7])" office:value-type="float" office:value="-0.0357385269848898" calcext:value-type="float">
            <text:p>-0.035738527</text:p>
          </table:table-cell>
          <table:table-cell table:formula="of:=([.D8] + [.E7]*[.$O$1])/([.$O$1] + 1)" office:value-type="float" office:value="0.256098858231177" calcext:value-type="float">
            <text:p>0.2560988582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$I$1]*SIN([.A9]*2*PI()/20)" office:value-type="float" office:value="0.809016994374947" calcext:value-type="float">
            <text:p>0.8090169944</text:p>
          </table:table-cell>
          <table:table-cell table:formula="of:=[.B9]+(0.5-RAND())*[.$L$1]" office:value-type="float" office:value="0.941460139048041" calcext:value-type="float">
            <text:p>0.941460139</text:p>
          </table:table-cell>
          <table:table-cell table:formula="of:=([.$R$1]/([.$R$1]+1))*([.D8]+[.C9]-[.C8])" office:value-type="float" office:value="0.30588776789937" calcext:value-type="float">
            <text:p>0.3058877679</text:p>
          </table:table-cell>
          <table:table-cell table:formula="of:=([.D9] + [.E8]*[.$O$1])/([.$O$1] + 1)" office:value-type="float" office:value="0.266056640164815" calcext:value-type="float">
            <text:p>0.2660566402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$I$1]*SIN([.A10]*2*PI()/20)" office:value-type="float" office:value="0.587785252292473" calcext:value-type="float">
            <text:p>0.5877852523</text:p>
          </table:table-cell>
          <table:table-cell table:formula="of:=[.B10]+(0.5-RAND())*[.$L$1]" office:value-type="float" office:value="0.749969194759108" calcext:value-type="float">
            <text:p>0.7499691948</text:p>
          </table:table-cell>
          <table:table-cell table:formula="of:=([.$R$1]/([.$R$1]+1))*([.D9]+[.C10]-[.C9])" office:value-type="float" office:value="0.0915174588883492" calcext:value-type="float">
            <text:p>0.0915174589</text:p>
          </table:table-cell>
          <table:table-cell table:formula="of:=([.D10] + [.E9]*[.$O$1])/([.$O$1] + 1)" office:value-type="float" office:value="0.231148803909522" calcext:value-type="float">
            <text:p>0.2311488039</text:p>
          </table:table-cell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$I$1]*SIN([.A11]*2*PI()/20)" office:value-type="float" office:value="0.309016994374947" calcext:value-type="float">
            <text:p>0.3090169944</text:p>
          </table:table-cell>
          <table:table-cell table:formula="of:=[.B11]+(0.5-RAND())*[.$L$1]" office:value-type="float" office:value="0.00561420915358662" calcext:value-type="float">
            <text:p>0.0056142092</text:p>
          </table:table-cell>
          <table:table-cell table:formula="of:=([.$R$1]/([.$R$1]+1))*([.D10]+[.C11]-[.C10])" office:value-type="float" office:value="-0.522270021373738" calcext:value-type="float">
            <text:p>-0.5222700214</text:p>
          </table:table-cell>
          <table:table-cell table:formula="of:=([.D11] + [.E10]*[.$O$1])/([.$O$1] + 1)" office:value-type="float" office:value="0.0804650388528702" calcext:value-type="float">
            <text:p>0.0804650389</text:p>
          </table:table-cell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$I$1]*SIN([.A12]*2*PI()/20)" office:value-type="float" office:value="1.22464679914735E-016" calcext:value-type="float">
            <text:p>1.22464679914735E-16</text:p>
          </table:table-cell>
          <table:table-cell table:formula="of:=[.B12]+(0.5-RAND())*[.$L$1]" office:value-type="float" office:value="-0.221951994862826" calcext:value-type="float">
            <text:p>-0.2219519949</text:p>
          </table:table-cell>
          <table:table-cell table:formula="of:=([.$R$1]/([.$R$1]+1))*([.D11]+[.C12]-[.C11])" office:value-type="float" office:value="-0.59986898031212" calcext:value-type="float">
            <text:p>-0.5998689803</text:p>
          </table:table-cell>
          <table:table-cell table:formula="of:=([.D12] + [.E11]*[.$O$1])/([.$O$1] + 1)" office:value-type="float" office:value="-0.055601764980128" calcext:value-type="float">
            <text:p>-0.055601765</text:p>
          </table:table-cell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$I$1]*SIN([.A13]*2*PI()/20)" office:value-type="float" office:value="-0.309016994374947" calcext:value-type="float">
            <text:p>-0.3090169944</text:p>
          </table:table-cell>
          <table:table-cell table:formula="of:=[.B13]+(0.5-RAND())*[.$L$1]" office:value-type="float" office:value="0.101103644300775" calcext:value-type="float">
            <text:p>0.1011036443</text:p>
          </table:table-cell>
          <table:table-cell table:formula="of:=([.$R$1]/([.$R$1]+1))*([.D12]+[.C13]-[.C12])" office:value-type="float" office:value="-0.221450672918816" calcext:value-type="float">
            <text:p>-0.2214506729</text:p>
          </table:table-cell>
          <table:table-cell table:formula="of:=([.D13] + [.E12]*[.$O$1])/([.$O$1] + 1)" office:value-type="float" office:value="-0.0887715465678655" calcext:value-type="float">
            <text:p>-0.0887715466</text:p>
          </table:table-cell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$I$1]*SIN([.A14]*2*PI()/20)" office:value-type="float" office:value="-0.587785252292473" calcext:value-type="float">
            <text:p>-0.5877852523</text:p>
          </table:table-cell>
          <table:table-cell table:formula="of:=[.B14]+(0.5-RAND())*[.$L$1]" office:value-type="float" office:value="-0.311709798017938" calcext:value-type="float">
            <text:p>-0.311709798</text:p>
          </table:table-cell>
          <table:table-cell table:formula="of:=([.$R$1]/([.$R$1]+1))*([.D13]+[.C14]-[.C13])" office:value-type="float" office:value="-0.507411292190023" calcext:value-type="float">
            <text:p>-0.5074112922</text:p>
          </table:table-cell>
          <table:table-cell table:formula="of:=([.D14] + [.E13]*[.$O$1])/([.$O$1] + 1)" office:value-type="float" office:value="-0.172499495692297" calcext:value-type="float">
            <text:p>-0.1724994957</text:p>
          </table:table-cell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$I$1]*SIN([.A15]*2*PI()/20)" office:value-type="float" office:value="-0.809016994374947" calcext:value-type="float">
            <text:p>-0.8090169944</text:p>
          </table:table-cell>
          <table:table-cell table:formula="of:=[.B15]+(0.5-RAND())*[.$L$1]" office:value-type="float" office:value="-0.996915383824756" calcext:value-type="float">
            <text:p>-0.9969153838</text:p>
          </table:table-cell>
          <table:table-cell table:formula="of:=([.$R$1]/([.$R$1]+1))*([.D14]+[.C15]-[.C14])" office:value-type="float" office:value="-0.954093502397473" calcext:value-type="float">
            <text:p>-0.9540935024</text:p>
          </table:table-cell>
          <table:table-cell table:formula="of:=([.D15] + [.E14]*[.$O$1])/([.$O$1] + 1)" office:value-type="float" office:value="-0.328818297033332" calcext:value-type="float">
            <text:p>-0.328818297</text:p>
          </table:table-cell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$I$1]*SIN([.A16]*2*PI()/20)" office:value-type="float" office:value="-0.951056516295153" calcext:value-type="float">
            <text:p>-0.9510565163</text:p>
          </table:table-cell>
          <table:table-cell table:formula="of:=[.B16]+(0.5-RAND())*[.$L$1]" office:value-type="float" office:value="-0.73887345197694" calcext:value-type="float">
            <text:p>-0.738873452</text:p>
          </table:table-cell>
          <table:table-cell table:formula="of:=([.$R$1]/([.$R$1]+1))*([.D15]+[.C16]-[.C15])" office:value-type="float" office:value="-0.556841256439726" calcext:value-type="float">
            <text:p>-0.5568412564</text:p>
          </table:table-cell>
          <table:table-cell table:formula="of:=([.D16] + [.E15]*[.$O$1])/([.$O$1] + 1)" office:value-type="float" office:value="-0.374422888914611" calcext:value-type="float">
            <text:p>-0.3744228889</text:p>
          </table:table-cell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$I$1]*SIN([.A17]*2*PI()/20)" office:value-type="float" office:value="-1" calcext:value-type="float">
            <text:p>-1</text:p>
          </table:table-cell>
          <table:table-cell table:formula="of:=[.B17]+(0.5-RAND())*[.$L$1]" office:value-type="float" office:value="-0.669720296511005" calcext:value-type="float">
            <text:p>-0.6697202965</text:p>
          </table:table-cell>
          <table:table-cell table:formula="of:=([.$R$1]/([.$R$1]+1))*([.D16]+[.C17]-[.C16])" office:value-type="float" office:value="-0.390150480779032" calcext:value-type="float">
            <text:p>-0.3901504808</text:p>
          </table:table-cell>
          <table:table-cell table:formula="of:=([.D17] + [.E16]*[.$O$1])/([.$O$1] + 1)" office:value-type="float" office:value="-0.377568407287495" calcext:value-type="float">
            <text:p>-0.3775684073</text:p>
          </table:table-cell>
          <table:table-cell table:number-columns-repeated="13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$I$1]*SIN([.A18]*2*PI()/20)" office:value-type="float" office:value="-0.951056516295154" calcext:value-type="float">
            <text:p>-0.9510565163</text:p>
          </table:table-cell>
          <table:table-cell table:formula="of:=[.B18]+(0.5-RAND())*[.$L$1]" office:value-type="float" office:value="-1.39563371577027" calcext:value-type="float">
            <text:p>-1.3956337158</text:p>
          </table:table-cell>
          <table:table-cell table:formula="of:=([.$R$1]/([.$R$1]+1))*([.D17]+[.C18]-[.C17])" office:value-type="float" office:value="-0.892851120030635" calcext:value-type="float">
            <text:p>-0.89285112</text:p>
          </table:table-cell>
          <table:table-cell table:formula="of:=([.D18] + [.E17]*[.$O$1])/([.$O$1] + 1)" office:value-type="float" office:value="-0.480624949836123" calcext:value-type="float">
            <text:p>-0.4806249498</text:p>
          </table:table-cell>
          <table:table-cell table:number-columns-repeated="13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$I$1]*SIN([.A19]*2*PI()/20)" office:value-type="float" office:value="-0.809016994374947" calcext:value-type="float">
            <text:p>-0.8090169944</text:p>
          </table:table-cell>
          <table:table-cell table:formula="of:=[.B19]+(0.5-RAND())*[.$L$1]" office:value-type="float" office:value="-1.29985791201281" calcext:value-type="float">
            <text:p>-1.299857912</text:p>
          </table:table-cell>
          <table:table-cell table:formula="of:=([.$R$1]/([.$R$1]+1))*([.D18]+[.C19]-[.C18])" office:value-type="float" office:value="-0.637660253018543" calcext:value-type="float">
            <text:p>-0.637660253</text:p>
          </table:table-cell>
          <table:table-cell table:formula="of:=([.D19] + [.E18]*[.$O$1])/([.$O$1] + 1)" office:value-type="float" office:value="-0.512032010472607" calcext:value-type="float">
            <text:p>-0.5120320105</text:p>
          </table:table-cell>
          <table:table-cell table:number-columns-repeated="13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$I$1]*SIN([.A20]*2*PI()/20)" office:value-type="float" office:value="-0.587785252292473" calcext:value-type="float">
            <text:p>-0.5877852523</text:p>
          </table:table-cell>
          <table:table-cell table:formula="of:=[.B20]+(0.5-RAND())*[.$L$1]" office:value-type="float" office:value="-0.45647250028326" calcext:value-type="float">
            <text:p>-0.4564725003</text:p>
          </table:table-cell>
          <table:table-cell table:formula="of:=([.$R$1]/([.$R$1]+1))*([.D19]+[.C20]-[.C19])" office:value-type="float" office:value="0.164580126968806" calcext:value-type="float">
            <text:p>0.164580127</text:p>
          </table:table-cell>
          <table:table-cell table:formula="of:=([.D20] + [.E19]*[.$O$1])/([.$O$1] + 1)" office:value-type="float" office:value="-0.376709582984324" calcext:value-type="float">
            <text:p>-0.376709583</text:p>
          </table:table-cell>
          <table:table-cell table:number-columns-repeated="13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$I$1]*SIN([.A21]*2*PI()/20)" office:value-type="float" office:value="-0.309016994374948" calcext:value-type="float">
            <text:p>-0.3090169944</text:p>
          </table:table-cell>
          <table:table-cell table:formula="of:=[.B21]+(0.5-RAND())*[.$L$1]" office:value-type="float" office:value="-0.73911380794492" calcext:value-type="float">
            <text:p>-0.7391138079</text:p>
          </table:table-cell>
          <table:table-cell table:formula="of:=([.$R$1]/([.$R$1]+1))*([.D20]+[.C21]-[.C20])" office:value-type="float" office:value="-0.0944489445542835" calcext:value-type="float">
            <text:p>-0.0944489446</text:p>
          </table:table-cell>
          <table:table-cell table:formula="of:=([.D21] + [.E20]*[.$O$1])/([.$O$1] + 1)" office:value-type="float" office:value="-0.320257455298316" calcext:value-type="float">
            <text:p>-0.3202574553</text:p>
          </table:table-cell>
          <table:table-cell table:number-columns-repeated="13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$I$1]*SIN([.A22]*2*PI()/20)" office:value-type="float" office:value="-2.44929359829471E-016" calcext:value-type="float">
            <text:p>-2.44929359829471E-16</text:p>
          </table:table-cell>
          <table:table-cell table:formula="of:=[.B22]+(0.5-RAND())*[.$L$1]" office:value-type="float" office:value="0.450803741959867" calcext:value-type="float">
            <text:p>0.450803742</text:p>
          </table:table-cell>
          <table:table-cell table:formula="of:=([.$R$1]/([.$R$1]+1))*([.D21]+[.C22]-[.C21])" office:value-type="float" office:value="0.876374884280403" calcext:value-type="float">
            <text:p>0.8763748843</text:p>
          </table:table-cell>
          <table:table-cell table:formula="of:=([.D22] + [.E21]*[.$O$1])/([.$O$1] + 1)" office:value-type="float" office:value="-0.0809309873825724" calcext:value-type="float">
            <text:p>-0.0809309874</text:p>
          </table:table-cell>
          <table:table-cell table:number-columns-repeated="13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$I$1]*SIN([.A23]*2*PI()/20)" office:value-type="float" office:value="0.309016994374947" calcext:value-type="float">
            <text:p>0.3090169944</text:p>
          </table:table-cell>
          <table:table-cell table:formula="of:=[.B23]+(0.5-RAND())*[.$L$1]" office:value-type="float" office:value="0.177851246459541" calcext:value-type="float">
            <text:p>0.1778512465</text:p>
          </table:table-cell>
          <table:table-cell table:formula="of:=([.$R$1]/([.$R$1]+1))*([.D22]+[.C23]-[.C22])" office:value-type="float" office:value="0.482737911024062" calcext:value-type="float">
            <text:p>0.482737911</text:p>
          </table:table-cell>
          <table:table-cell table:formula="of:=([.D23] + [.E22]*[.$O$1])/([.$O$1] + 1)" office:value-type="float" office:value="0.0318027922987544" calcext:value-type="float">
            <text:p>0.0318027923</text:p>
          </table:table-cell>
          <table:table-cell table:number-columns-repeated="13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$I$1]*SIN([.A24]*2*PI()/20)" office:value-type="float" office:value="0.587785252292472" calcext:value-type="float">
            <text:p>0.5877852523</text:p>
          </table:table-cell>
          <table:table-cell table:formula="of:=[.B24]+(0.5-RAND())*[.$L$1]" office:value-type="float" office:value="0.888692702241529" calcext:value-type="float">
            <text:p>0.8886927022</text:p>
          </table:table-cell>
          <table:table-cell table:formula="of:=([.$R$1]/([.$R$1]+1))*([.D23]+[.C24]-[.C23])" office:value-type="float" office:value="0.95486349344484" calcext:value-type="float">
            <text:p>0.9548634934</text:p>
          </table:table-cell>
          <table:table-cell table:formula="of:=([.D24] + [.E23]*[.$O$1])/([.$O$1] + 1)" office:value-type="float" office:value="0.216414932527972" calcext:value-type="float">
            <text:p>0.2164149325</text:p>
          </table:table-cell>
          <table:table-cell table:number-columns-repeated="13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$I$1]*SIN([.A25]*2*PI()/20)" office:value-type="float" office:value="0.809016994374947" calcext:value-type="float">
            <text:p>0.8090169944</text:p>
          </table:table-cell>
          <table:table-cell table:formula="of:=[.B25]+(0.5-RAND())*[.$L$1]" office:value-type="float" office:value="1.23284848011639" calcext:value-type="float">
            <text:p>1.2328484801</text:p>
          </table:table-cell>
          <table:table-cell table:formula="of:=([.$R$1]/([.$R$1]+1))*([.D24]+[.C25]-[.C24])" office:value-type="float" office:value="1.03921541705576" calcext:value-type="float">
            <text:p>1.0392154171</text:p>
          </table:table-cell>
          <table:table-cell table:formula="of:=([.D25] + [.E24]*[.$O$1])/([.$O$1] + 1)" office:value-type="float" office:value="0.380975029433529" calcext:value-type="float">
            <text:p>0.3809750294</text:p>
          </table:table-cell>
          <table:table-cell table:number-columns-repeated="13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$I$1]*SIN([.A26]*2*PI()/20)" office:value-type="float" office:value="0.951056516295153" calcext:value-type="float">
            <text:p>0.9510565163</text:p>
          </table:table-cell>
          <table:table-cell table:formula="of:=[.B26]+(0.5-RAND())*[.$L$1]" office:value-type="float" office:value="1.34572024777259" calcext:value-type="float">
            <text:p>1.3457202478</text:p>
          </table:table-cell>
          <table:table-cell table:formula="of:=([.$R$1]/([.$R$1]+1))*([.D25]+[.C26]-[.C25])" office:value-type="float" office:value="0.921669747769568" calcext:value-type="float">
            <text:p>0.9216697478</text:p>
          </table:table-cell>
          <table:table-cell table:formula="of:=([.D26] + [.E25]*[.$O$1])/([.$O$1] + 1)" office:value-type="float" office:value="0.489113973100737" calcext:value-type="float">
            <text:p>0.4891139731</text:p>
          </table:table-cell>
          <table:table-cell table:number-columns-repeated="13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$I$1]*SIN([.A27]*2*PI()/20)" office:value-type="float" office:value="1" calcext:value-type="float">
            <text:p>1</text:p>
          </table:table-cell>
          <table:table-cell table:formula="of:=[.B27]+(0.5-RAND())*[.$L$1]" office:value-type="float" office:value="0.905689550194677" calcext:value-type="float">
            <text:p>0.9056895502</text:p>
          </table:table-cell>
          <table:table-cell table:formula="of:=([.$R$1]/([.$R$1]+1))*([.D26]+[.C27]-[.C26])" office:value-type="float" office:value="0.385311240153325" calcext:value-type="float">
            <text:p>0.3853112402</text:p>
          </table:table-cell>
          <table:table-cell table:formula="of:=([.D27] + [.E26]*[.$O$1])/([.$O$1] + 1)" office:value-type="float" office:value="0.468353426511255" calcext:value-type="float">
            <text:p>0.4683534265</text:p>
          </table:table-cell>
          <table:table-cell table:number-columns-repeated="13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$I$1]*SIN([.A28]*2*PI()/20)" office:value-type="float" office:value="0.951056516295154" calcext:value-type="float">
            <text:p>0.9510565163</text:p>
          </table:table-cell>
          <table:table-cell table:formula="of:=[.B28]+(0.5-RAND())*[.$L$1]" office:value-type="float" office:value="1.11351861133895" calcext:value-type="float">
            <text:p>1.1135186113</text:p>
          </table:table-cell>
          <table:table-cell table:formula="of:=([.$R$1]/([.$R$1]+1))*([.D27]+[.C28]-[.C27])" office:value-type="float" office:value="0.474512241038079" calcext:value-type="float">
            <text:p>0.474512241</text:p>
          </table:table-cell>
          <table:table-cell table:formula="of:=([.D28] + [.E27]*[.$O$1])/([.$O$1] + 1)" office:value-type="float" office:value="0.469585189416619" calcext:value-type="float">
            <text:p>0.4695851894</text:p>
          </table:table-cell>
          <table:table-cell table:number-columns-repeated="13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$I$1]*SIN([.A29]*2*PI()/20)" office:value-type="float" office:value="0.809016994374948" calcext:value-type="float">
            <text:p>0.8090169944</text:p>
          </table:table-cell>
          <table:table-cell table:formula="of:=[.B29]+(0.5-RAND())*[.$L$1]" office:value-type="float" office:value="0.925396279497592" calcext:value-type="float">
            <text:p>0.9253962795</text:p>
          </table:table-cell>
          <table:table-cell table:formula="of:=([.$R$1]/([.$R$1]+1))*([.D28]+[.C29]-[.C28])" office:value-type="float" office:value="0.229111927357376" calcext:value-type="float">
            <text:p>0.2291119274</text:p>
          </table:table-cell>
          <table:table-cell table:formula="of:=([.D29] + [.E28]*[.$O$1])/([.$O$1] + 1)" office:value-type="float" office:value="0.421490537004771" calcext:value-type="float">
            <text:p>0.421490537</text:p>
          </table:table-cell>
          <table:table-cell table:number-columns-repeated="13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$I$1]*SIN([.A30]*2*PI()/20)" office:value-type="float" office:value="0.587785252292473" calcext:value-type="float">
            <text:p>0.5877852523</text:p>
          </table:table-cell>
          <table:table-cell table:formula="of:=[.B30]+(0.5-RAND())*[.$L$1]" office:value-type="float" office:value="0.906091463603848" calcext:value-type="float">
            <text:p>0.9060914636</text:p>
          </table:table-cell>
          <table:table-cell table:formula="of:=([.$R$1]/([.$R$1]+1))*([.D29]+[.C30]-[.C29])" office:value-type="float" office:value="0.167845689170906" calcext:value-type="float">
            <text:p>0.1678456892</text:p>
          </table:table-cell>
          <table:table-cell table:formula="of:=([.D30] + [.E29]*[.$O$1])/([.$O$1] + 1)" office:value-type="float" office:value="0.370761567437998" calcext:value-type="float">
            <text:p>0.3707615674</text:p>
          </table:table-cell>
          <table:table-cell table:number-columns-repeated="13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$I$1]*SIN([.A31]*2*PI()/20)" office:value-type="float" office:value="0.309016994374948" calcext:value-type="float">
            <text:p>0.3090169944</text:p>
          </table:table-cell>
          <table:table-cell table:formula="of:=[.B31]+(0.5-RAND())*[.$L$1]" office:value-type="float" office:value="0.104214290248999" calcext:value-type="float">
            <text:p>0.1042142902</text:p>
          </table:table-cell>
          <table:table-cell table:formula="of:=([.$R$1]/([.$R$1]+1))*([.D30]+[.C31]-[.C30])" office:value-type="float" office:value="-0.507225187347154" calcext:value-type="float">
            <text:p>-0.5072251873</text:p>
          </table:table-cell>
          <table:table-cell table:formula="of:=([.D31] + [.E30]*[.$O$1])/([.$O$1] + 1)" office:value-type="float" office:value="0.195164216480967" calcext:value-type="float">
            <text:p>0.1951642165</text:p>
          </table:table-cell>
          <table:table-cell table:number-columns-repeated="13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$I$1]*SIN([.A32]*2*PI()/20)" office:value-type="float" office:value="3.67394039744206E-016" calcext:value-type="float">
            <text:p>3.67394039744206E-16</text:p>
          </table:table-cell>
          <table:table-cell table:formula="of:=[.B32]+(0.5-RAND())*[.$L$1]" office:value-type="float" office:value="0.310637533994142" calcext:value-type="float">
            <text:p>0.310637534</text:p>
          </table:table-cell>
          <table:table-cell table:formula="of:=([.$R$1]/([.$R$1]+1))*([.D31]+[.C32]-[.C31])" office:value-type="float" office:value="-0.240641554881609" calcext:value-type="float">
            <text:p>-0.2406415549</text:p>
          </table:table-cell>
          <table:table-cell table:formula="of:=([.D32] + [.E31]*[.$O$1])/([.$O$1] + 1)" office:value-type="float" office:value="0.108003062208452" calcext:value-type="float">
            <text:p>0.1080030622</text:p>
          </table:table-cell>
          <table:table-cell table:number-columns-repeated="13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$I$1]*SIN([.A33]*2*PI()/20)" office:value-type="float" office:value="-0.309016994374947" calcext:value-type="float">
            <text:p>-0.3090169944</text:p>
          </table:table-cell>
          <table:table-cell table:formula="of:=[.B33]+(0.5-RAND())*[.$L$1]" office:value-type="float" office:value="-0.35605081602952" calcext:value-type="float">
            <text:p>-0.356050816</text:p>
          </table:table-cell>
          <table:table-cell table:formula="of:=([.$R$1]/([.$R$1]+1))*([.D32]+[.C33]-[.C32])" office:value-type="float" office:value="-0.725863923924217" calcext:value-type="float">
            <text:p>-0.7258639239</text:p>
          </table:table-cell>
          <table:table-cell table:formula="of:=([.D33] + [.E32]*[.$O$1])/([.$O$1] + 1)" office:value-type="float" office:value="-0.0587703350180818" calcext:value-type="float">
            <text:p>-0.058770335</text:p>
          </table:table-cell>
          <table:table-cell table:number-columns-repeated="13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$I$1]*SIN([.A34]*2*PI()/20)" office:value-type="float" office:value="-0.587785252292473" calcext:value-type="float">
            <text:p>-0.5877852523</text:p>
          </table:table-cell>
          <table:table-cell table:formula="of:=[.B34]+(0.5-RAND())*[.$L$1]" office:value-type="float" office:value="-0.135607304073703" calcext:value-type="float">
            <text:p>-0.1356073041</text:p>
          </table:table-cell>
          <table:table-cell table:formula="of:=([.$R$1]/([.$R$1]+1))*([.D33]+[.C34]-[.C33])" office:value-type="float" office:value="-0.40433632957472" calcext:value-type="float">
            <text:p>-0.4043363296</text:p>
          </table:table-cell>
          <table:table-cell table:formula="of:=([.D34] + [.E33]*[.$O$1])/([.$O$1] + 1)" office:value-type="float" office:value="-0.127883533929409" calcext:value-type="float">
            <text:p>-0.1278835339</text:p>
          </table:table-cell>
          <table:table-cell table:number-columns-repeated="13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$I$1]*SIN([.A35]*2*PI()/20)" office:value-type="float" office:value="-0.809016994374947" calcext:value-type="float">
            <text:p>-0.8090169944</text:p>
          </table:table-cell>
          <table:table-cell table:formula="of:=[.B35]+(0.5-RAND())*[.$L$1]" office:value-type="float" office:value="-0.830154578378002" calcext:value-type="float">
            <text:p>-0.8301545784</text:p>
          </table:table-cell>
          <table:table-cell table:formula="of:=([.$R$1]/([.$R$1]+1))*([.D34]+[.C35]-[.C34])" office:value-type="float" office:value="-0.879106883103215" calcext:value-type="float">
            <text:p>-0.8791068831</text:p>
          </table:table-cell>
          <table:table-cell table:formula="of:=([.D35] + [.E34]*[.$O$1])/([.$O$1] + 1)" office:value-type="float" office:value="-0.278128203764171" calcext:value-type="float">
            <text:p>-0.2781282038</text:p>
          </table:table-cell>
          <table:table-cell table:number-columns-repeated="13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$I$1]*SIN([.A36]*2*PI()/20)" office:value-type="float" office:value="-0.951056516295153" calcext:value-type="float">
            <text:p>-0.9510565163</text:p>
          </table:table-cell>
          <table:table-cell table:formula="of:=[.B36]+(0.5-RAND())*[.$L$1]" office:value-type="float" office:value="-0.535635983025584" calcext:value-type="float">
            <text:p>-0.535635983</text:p>
          </table:table-cell>
          <table:table-cell table:formula="of:=([.$R$1]/([.$R$1]+1))*([.D35]+[.C36]-[.C35])" office:value-type="float" office:value="-0.467670630200638" calcext:value-type="float">
            <text:p>-0.4676706302</text:p>
          </table:table-cell>
          <table:table-cell table:formula="of:=([.D36] + [.E35]*[.$O$1])/([.$O$1] + 1)" office:value-type="float" office:value="-0.316036689051464" calcext:value-type="float">
            <text:p>-0.3160366891</text:p>
          </table:table-cell>
          <table:table-cell table:number-columns-repeated="13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$I$1]*SIN([.A37]*2*PI()/20)" office:value-type="float" office:value="-1" calcext:value-type="float">
            <text:p>-1</text:p>
          </table:table-cell>
          <table:table-cell table:formula="of:=[.B37]+(0.5-RAND())*[.$L$1]" office:value-type="float" office:value="-0.943949696317301" calcext:value-type="float">
            <text:p>-0.9439496963</text:p>
          </table:table-cell>
          <table:table-cell table:formula="of:=([.$R$1]/([.$R$1]+1))*([.D36]+[.C37]-[.C36])" office:value-type="float" office:value="-0.700787474793884" calcext:value-type="float">
            <text:p>-0.7007874748</text:p>
          </table:table-cell>
          <table:table-cell table:formula="of:=([.D37] + [.E36]*[.$O$1])/([.$O$1] + 1)" office:value-type="float" office:value="-0.392986846199948" calcext:value-type="float">
            <text:p>-0.3929868462</text:p>
          </table:table-cell>
          <table:table-cell table:number-columns-repeated="13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$I$1]*SIN([.A38]*2*PI()/20)" office:value-type="float" office:value="-0.951056516295154" calcext:value-type="float">
            <text:p>-0.9510565163</text:p>
          </table:table-cell>
          <table:table-cell table:formula="of:=[.B38]+(0.5-RAND())*[.$L$1]" office:value-type="float" office:value="-0.840416952960058" calcext:value-type="float">
            <text:p>-0.840416953</text:p>
          </table:table-cell>
          <table:table-cell table:formula="of:=([.$R$1]/([.$R$1]+1))*([.D37]+[.C38]-[.C37])" office:value-type="float" office:value="-0.477803785149313" calcext:value-type="float">
            <text:p>-0.4778037851</text:p>
          </table:table-cell>
          <table:table-cell table:formula="of:=([.D38] + [.E37]*[.$O$1])/([.$O$1] + 1)" office:value-type="float" office:value="-0.409950233989821" calcext:value-type="float">
            <text:p>-0.409950234</text:p>
          </table:table-cell>
          <table:table-cell table:number-columns-repeated="13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$I$1]*SIN([.A39]*2*PI()/20)" office:value-type="float" office:value="-0.809016994374948" calcext:value-type="float">
            <text:p>-0.8090169944</text:p>
          </table:table-cell>
          <table:table-cell table:formula="of:=[.B39]+(0.5-RAND())*[.$L$1]" office:value-type="float" office:value="-0.31633667843214" calcext:value-type="float">
            <text:p>-0.3163366784</text:p>
          </table:table-cell>
          <table:table-cell table:formula="of:=([.$R$1]/([.$R$1]+1))*([.D38]+[.C39]-[.C38])" office:value-type="float" office:value="0.0370211915028841" calcext:value-type="float">
            <text:p>0.0370211915</text:p>
          </table:table-cell>
          <table:table-cell table:formula="of:=([.D39] + [.E38]*[.$O$1])/([.$O$1] + 1)" office:value-type="float" office:value="-0.32055594889128" calcext:value-type="float">
            <text:p>-0.3205559489</text:p>
          </table:table-cell>
          <table:table-cell table:number-columns-repeated="13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[.$I$1]*SIN([.A40]*2*PI()/20)" office:value-type="float" office:value="-0.587785252292473" calcext:value-type="float">
            <text:p>-0.5877852523</text:p>
          </table:table-cell>
          <table:table-cell table:formula="of:=[.B40]+(0.5-RAND())*[.$L$1]" office:value-type="float" office:value="-0.499520159752032" calcext:value-type="float">
            <text:p>-0.4995201598</text:p>
          </table:table-cell>
          <table:table-cell table:formula="of:=([.$R$1]/([.$R$1]+1))*([.D39]+[.C40]-[.C39])" office:value-type="float" office:value="-0.116929831853606" calcext:value-type="float">
            <text:p>-0.1169298319</text:p>
          </table:table-cell>
          <table:table-cell table:formula="of:=([.D40] + [.E39]*[.$O$1])/([.$O$1] + 1)" office:value-type="float" office:value="-0.279830725483745" calcext:value-type="float">
            <text:p>-0.2798307255</text:p>
          </table:table-cell>
          <table:table-cell table:number-columns-repeated="13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[.$I$1]*SIN([.A41]*2*PI()/20)" office:value-type="float" office:value="-0.309016994374948" calcext:value-type="float">
            <text:p>-0.3090169944</text:p>
          </table:table-cell>
          <table:table-cell table:formula="of:=[.B41]+(0.5-RAND())*[.$L$1]" office:value-type="float" office:value="-0.293486225933437" calcext:value-type="float">
            <text:p>-0.2934862259</text:p>
          </table:table-cell>
          <table:table-cell table:formula="of:=([.$R$1]/([.$R$1]+1))*([.D40]+[.C41]-[.C40])" office:value-type="float" office:value="0.0712832815719909" calcext:value-type="float">
            <text:p>0.0712832816</text:p>
          </table:table-cell>
          <table:table-cell table:formula="of:=([.D41] + [.E40]*[.$O$1])/([.$O$1] + 1)" office:value-type="float" office:value="-0.209607924072598" calcext:value-type="float">
            <text:p>-0.2096079241</text:p>
          </table:table-cell>
          <table:table-cell table:number-columns-repeated="13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[.$I$1]*SIN([.A42]*2*PI()/20)" office:value-type="float" office:value="-4.89858719658941E-016" calcext:value-type="float">
            <text:p>-4.89858719658941E-16</text:p>
          </table:table-cell>
          <table:table-cell table:formula="of:=[.B42]+(0.5-RAND())*[.$L$1]" office:value-type="float" office:value="0.453494060817959" calcext:value-type="float">
            <text:p>0.4534940608</text:p>
          </table:table-cell>
          <table:table-cell table:formula="of:=([.$R$1]/([.$R$1]+1))*([.D41]+[.C42]-[.C41])" office:value-type="float" office:value="0.65461085465871" calcext:value-type="float">
            <text:p>0.6546108547</text:p>
          </table:table-cell>
          <table:table-cell table:formula="of:=([.D42] + [.E41]*[.$O$1])/([.$O$1] + 1)" office:value-type="float" office:value="-0.0367641683263364" calcext:value-type="float">
            <text:p>-0.0367641683</text:p>
          </table:table-cell>
          <table:table-cell table:number-columns-repeated="13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[.$I$1]*SIN([.A43]*2*PI()/20)" office:value-type="float" office:value="0.309016994374945" calcext:value-type="float">
            <text:p>0.3090169944</text:p>
          </table:table-cell>
          <table:table-cell table:formula="of:=[.B43]+(0.5-RAND())*[.$L$1]" office:value-type="float" office:value="-0.13301680089345" calcext:value-type="float">
            <text:p>-0.1330168009</text:p>
          </table:table-cell>
          <table:table-cell table:formula="of:=([.$R$1]/([.$R$1]+1))*([.D42]+[.C43]-[.C42])" office:value-type="float" office:value="0.0544799943578404" calcext:value-type="float">
            <text:p>0.0544799944</text:p>
          </table:table-cell>
          <table:table-cell table:formula="of:=([.D43] + [.E42]*[.$O$1])/([.$O$1] + 1)" office:value-type="float" office:value="-0.018515335789501" calcext:value-type="float">
            <text:p>-0.0185153358</text:p>
          </table:table-cell>
          <table:table-cell table:number-columns-repeated="13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[.$I$1]*SIN([.A44]*2*PI()/20)" office:value-type="float" office:value="0.587785252292473" calcext:value-type="float">
            <text:p>0.5877852523</text:p>
          </table:table-cell>
          <table:table-cell table:formula="of:=[.B44]+(0.5-RAND())*[.$L$1]" office:value-type="float" office:value="0.305182034980449" calcext:value-type="float">
            <text:p>0.305182035</text:p>
          </table:table-cell>
          <table:table-cell table:formula="of:=([.$R$1]/([.$R$1]+1))*([.D43]+[.C44]-[.C43])" office:value-type="float" office:value="0.394143064185392" calcext:value-type="float">
            <text:p>0.3941430642</text:p>
          </table:table-cell>
          <table:table-cell table:formula="of:=([.D44] + [.E43]*[.$O$1])/([.$O$1] + 1)" office:value-type="float" office:value="0.0640163442054775" calcext:value-type="float">
            <text:p>0.0640163442</text:p>
          </table:table-cell>
          <table:table-cell table:number-columns-repeated="13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[.$I$1]*SIN([.A45]*2*PI()/20)" office:value-type="float" office:value="0.809016994374947" calcext:value-type="float">
            <text:p>0.8090169944</text:p>
          </table:table-cell>
          <table:table-cell table:formula="of:=[.B45]+(0.5-RAND())*[.$L$1]" office:value-type="float" office:value="0.586800327272254" calcext:value-type="float">
            <text:p>0.5868003273</text:p>
          </table:table-cell>
          <table:table-cell table:formula="of:=([.$R$1]/([.$R$1]+1))*([.D44]+[.C45]-[.C44])" office:value-type="float" office:value="0.540609085181757" calcext:value-type="float">
            <text:p>0.5406090852</text:p>
          </table:table-cell>
          <table:table-cell table:formula="of:=([.D45] + [.E44]*[.$O$1])/([.$O$1] + 1)" office:value-type="float" office:value="0.159334892400733" calcext:value-type="float">
            <text:p>0.1593348924</text:p>
          </table:table-cell>
          <table:table-cell table:number-columns-repeated="13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[.$I$1]*SIN([.A46]*2*PI()/20)" office:value-type="float" office:value="0.951056516295153" calcext:value-type="float">
            <text:p>0.9510565163</text:p>
          </table:table-cell>
          <table:table-cell table:formula="of:=[.B46]+(0.5-RAND())*[.$L$1]" office:value-type="float" office:value="0.454927077060486" calcext:value-type="float">
            <text:p>0.4549270771</text:p>
          </table:table-cell>
          <table:table-cell table:formula="of:=([.$R$1]/([.$R$1]+1))*([.D45]+[.C46]-[.C45])" office:value-type="float" office:value="0.326988667975992" calcext:value-type="float">
            <text:p>0.326988668</text:p>
          </table:table-cell>
          <table:table-cell table:formula="of:=([.D46] + [.E45]*[.$O$1])/([.$O$1] + 1)" office:value-type="float" office:value="0.192865647515785" calcext:value-type="float">
            <text:p>0.1928656475</text:p>
          </table:table-cell>
          <table:table-cell table:number-columns-repeated="13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[.$I$1]*SIN([.A47]*2*PI()/20)" office:value-type="float" office:value="1" calcext:value-type="float">
            <text:p>1</text:p>
          </table:table-cell>
          <table:table-cell table:formula="of:=[.B47]+(0.5-RAND())*[.$L$1]" office:value-type="float" office:value="1.1026102624401" calcext:value-type="float">
            <text:p>1.1026102624</text:p>
          </table:table-cell>
          <table:table-cell table:formula="of:=([.$R$1]/([.$R$1]+1))*([.D46]+[.C47]-[.C46])" office:value-type="float" office:value="0.779737482684487" calcext:value-type="float">
            <text:p>0.7797374827</text:p>
          </table:table-cell>
          <table:table-cell table:formula="of:=([.D47] + [.E46]*[.$O$1])/([.$O$1] + 1)" office:value-type="float" office:value="0.310240014549525" calcext:value-type="float">
            <text:p>0.3102400145</text:p>
          </table:table-cell>
          <table:table-cell table:number-columns-repeated="13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[.$I$1]*SIN([.A48]*2*PI()/20)" office:value-type="float" office:value="0.951056516295154" calcext:value-type="float">
            <text:p>0.9510565163</text:p>
          </table:table-cell>
          <table:table-cell table:formula="of:=[.B48]+(0.5-RAND())*[.$L$1]" office:value-type="float" office:value="0.804000358806561" calcext:value-type="float">
            <text:p>0.8040003588</text:p>
          </table:table-cell>
          <table:table-cell table:formula="of:=([.$R$1]/([.$R$1]+1))*([.D47]+[.C48]-[.C47])" office:value-type="float" office:value="0.384902063240756" calcext:value-type="float">
            <text:p>0.3849020632</text:p>
          </table:table-cell>
          <table:table-cell table:formula="of:=([.D48] + [.E47]*[.$O$1])/([.$O$1] + 1)" office:value-type="float" office:value="0.325172424287772" calcext:value-type="float">
            <text:p>0.3251724243</text:p>
          </table:table-cell>
          <table:table-cell table:number-columns-repeated="13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[.$I$1]*SIN([.A49]*2*PI()/20)" office:value-type="float" office:value="0.809016994374947" calcext:value-type="float">
            <text:p>0.8090169944</text:p>
          </table:table-cell>
          <table:table-cell table:formula="of:=[.B49]+(0.5-RAND())*[.$L$1]" office:value-type="float" office:value="0.624584510342515" calcext:value-type="float">
            <text:p>0.6245845103</text:p>
          </table:table-cell>
          <table:table-cell table:formula="of:=([.$R$1]/([.$R$1]+1))*([.D48]+[.C49]-[.C48])" office:value-type="float" office:value="0.164388971821368" calcext:value-type="float">
            <text:p>0.1643889718</text:p>
          </table:table-cell>
          <table:table-cell table:formula="of:=([.D49] + [.E48]*[.$O$1])/([.$O$1] + 1)" office:value-type="float" office:value="0.293015733794491" calcext:value-type="float">
            <text:p>0.2930157338</text:p>
          </table:table-cell>
          <table:table-cell table:number-columns-repeated="13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[.$I$1]*SIN([.A50]*2*PI()/20)" office:value-type="float" office:value="0.587785252292474" calcext:value-type="float">
            <text:p>0.5877852523</text:p>
          </table:table-cell>
          <table:table-cell table:formula="of:=[.B50]+(0.5-RAND())*[.$L$1]" office:value-type="float" office:value="1.08145400255846" calcext:value-type="float">
            <text:p>1.0814540026</text:p>
          </table:table-cell>
          <table:table-cell table:formula="of:=([.$R$1]/([.$R$1]+1))*([.D49]+[.C50]-[.C49])" office:value-type="float" office:value="0.497006771229851" calcext:value-type="float">
            <text:p>0.4970067712</text:p>
          </table:table-cell>
          <table:table-cell table:formula="of:=([.D50] + [.E49]*[.$O$1])/([.$O$1] + 1)" office:value-type="float" office:value="0.333813941281563" calcext:value-type="float">
            <text:p>0.3338139413</text:p>
          </table:table-cell>
          <table:table-cell table:number-columns-repeated="13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[.$I$1]*SIN([.A51]*2*PI()/20)" office:value-type="float" office:value="0.30901699437495" calcext:value-type="float">
            <text:p>0.3090169944</text:p>
          </table:table-cell>
          <table:table-cell table:formula="of:=[.B51]+(0.5-RAND())*[.$L$1]" office:value-type="float" office:value="0.307501712104645" calcext:value-type="float">
            <text:p>0.3075017121</text:p>
          </table:table-cell>
          <table:table-cell table:formula="of:=([.$R$1]/([.$R$1]+1))*([.D50]+[.C51]-[.C50])" office:value-type="float" office:value="-0.221556415379172" calcext:value-type="float">
            <text:p>-0.2215564154</text:p>
          </table:table-cell>
          <table:table-cell table:formula="of:=([.D51] + [.E50]*[.$O$1])/([.$O$1] + 1)" office:value-type="float" office:value="0.222739869949416" calcext:value-type="float">
            <text:p>0.2227398699</text:p>
          </table:table-cell>
          <table:table-cell table:number-columns-repeated="13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[.$I$1]*SIN([.A52]*2*PI()/20)" office:value-type="float" office:value="6.12323399573677E-016" calcext:value-type="float">
            <text:p>6.12323399573677E-16</text:p>
          </table:table-cell>
          <table:table-cell table:formula="of:=[.B52]+(0.5-RAND())*[.$L$1]" office:value-type="float" office:value="0.358200924603245" calcext:value-type="float">
            <text:p>0.3582009246</text:p>
          </table:table-cell>
          <table:table-cell table:formula="of:=([.$R$1]/([.$R$1]+1))*([.D51]+[.C52]-[.C51])" office:value-type="float" office:value="-0.136685762304458" calcext:value-type="float">
            <text:p>-0.1366857623</text:p>
          </table:table-cell>
          <table:table-cell table:formula="of:=([.D52] + [.E51]*[.$O$1])/([.$O$1] + 1)" office:value-type="float" office:value="0.150854743498641" calcext:value-type="float">
            <text:p>0.1508547435</text:p>
          </table:table-cell>
          <table:table-cell table:number-columns-repeated="13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[.$I$1]*SIN([.A53]*2*PI()/20)" office:value-type="float" office:value="-0.309016994374945" calcext:value-type="float">
            <text:p>-0.3090169944</text:p>
          </table:table-cell>
          <table:table-cell table:formula="of:=[.B53]+(0.5-RAND())*[.$L$1]" office:value-type="float" office:value="-0.403362320448519" calcext:value-type="float">
            <text:p>-0.4033623204</text:p>
          </table:table-cell>
          <table:table-cell table:formula="of:=([.$R$1]/([.$R$1]+1))*([.D52]+[.C53]-[.C52])" office:value-type="float" office:value="-0.718599205884978" calcext:value-type="float">
            <text:p>-0.7185992059</text:p>
          </table:table-cell>
          <table:table-cell table:formula="of:=([.D53] + [.E52]*[.$O$1])/([.$O$1] + 1)" office:value-type="float" office:value="-0.0230360463780825" calcext:value-type="float">
            <text:p>-0.0230360464</text:p>
          </table:table-cell>
          <table:table-cell table:number-columns-repeated="13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[.$I$1]*SIN([.A54]*2*PI()/20)" office:value-type="float" office:value="-0.587785252292473" calcext:value-type="float">
            <text:p>-0.5877852523</text:p>
          </table:table-cell>
          <table:table-cell table:formula="of:=[.B54]+(0.5-RAND())*[.$L$1]" office:value-type="float" office:value="-0.561869389414547" calcext:value-type="float">
            <text:p>-0.5618693894</text:p>
          </table:table-cell>
          <table:table-cell table:formula="of:=([.$R$1]/([.$R$1]+1))*([.D53]+[.C54]-[.C53])" office:value-type="float" office:value="-0.701685019880804" calcext:value-type="float">
            <text:p>-0.7016850199</text:p>
          </table:table-cell>
          <table:table-cell table:formula="of:=([.D54] + [.E53]*[.$O$1])/([.$O$1] + 1)" office:value-type="float" office:value="-0.158765841078627" calcext:value-type="float">
            <text:p>-0.1587658411</text:p>
          </table:table-cell>
          <table:table-cell table:number-columns-repeated="13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[.$I$1]*SIN([.A55]*2*PI()/20)" office:value-type="float" office:value="-0.809016994374948" calcext:value-type="float">
            <text:p>-0.8090169944</text:p>
          </table:table-cell>
          <table:table-cell table:formula="of:=[.B55]+(0.5-RAND())*[.$L$1]" office:value-type="float" office:value="-1.08334212870301" calcext:value-type="float">
            <text:p>-1.0833421287</text:p>
          </table:table-cell>
          <table:table-cell table:formula="of:=([.$R$1]/([.$R$1]+1))*([.D54]+[.C55]-[.C54])" office:value-type="float" office:value="-0.978526207335417" calcext:value-type="float">
            <text:p>-0.9785262073</text:p>
          </table:table-cell>
          <table:table-cell table:formula="of:=([.D55] + [.E54]*[.$O$1])/([.$O$1] + 1)" office:value-type="float" office:value="-0.322717914329985" calcext:value-type="float">
            <text:p>-0.3227179143</text:p>
          </table:table-cell>
          <table:table-cell table:number-columns-repeated="13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[.$I$1]*SIN([.A56]*2*PI()/20)" office:value-type="float" office:value="-0.951056516295153" calcext:value-type="float">
            <text:p>-0.9510565163</text:p>
          </table:table-cell>
          <table:table-cell table:formula="of:=[.B56]+(0.5-RAND())*[.$L$1]" office:value-type="float" office:value="-0.979282397235898" calcext:value-type="float">
            <text:p>-0.9792823972</text:p>
          </table:table-cell>
          <table:table-cell table:formula="of:=([.$R$1]/([.$R$1]+1))*([.D55]+[.C56]-[.C55])" office:value-type="float" office:value="-0.699573180694641" calcext:value-type="float">
            <text:p>-0.6995731807</text:p>
          </table:table-cell>
          <table:table-cell table:formula="of:=([.D56] + [.E55]*[.$O$1])/([.$O$1] + 1)" office:value-type="float" office:value="-0.398088967602916" calcext:value-type="float">
            <text:p>-0.3980889676</text:p>
          </table:table-cell>
          <table:table-cell table:number-columns-repeated="13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[.$I$1]*SIN([.A57]*2*PI()/20)" office:value-type="float" office:value="-1" calcext:value-type="float">
            <text:p>-1</text:p>
          </table:table-cell>
          <table:table-cell table:formula="of:=[.B57]+(0.5-RAND())*[.$L$1]" office:value-type="float" office:value="-0.519876907725072" calcext:value-type="float">
            <text:p>-0.5198769077</text:p>
          </table:table-cell>
          <table:table-cell table:formula="of:=([.$R$1]/([.$R$1]+1))*([.D56]+[.C57]-[.C56])" office:value-type="float" office:value="-0.192134152947052" calcext:value-type="float">
            <text:p>-0.1921341529</text:p>
          </table:table-cell>
          <table:table-cell table:formula="of:=([.D57] + [.E56]*[.$O$1])/([.$O$1] + 1)" office:value-type="float" office:value="-0.356898004671743" calcext:value-type="float">
            <text:p>-0.3568980047</text:p>
          </table:table-cell>
          <table:table-cell table:number-columns-repeated="13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[.$I$1]*SIN([.A58]*2*PI()/20)" office:value-type="float" office:value="-0.951056516295154" calcext:value-type="float">
            <text:p>-0.9510565163</text:p>
          </table:table-cell>
          <table:table-cell table:formula="of:=[.B58]+(0.5-RAND())*[.$L$1]" office:value-type="float" office:value="-1.1344102710944" calcext:value-type="float">
            <text:p>-1.1344102711</text:p>
          </table:table-cell>
          <table:table-cell table:formula="of:=([.$R$1]/([.$R$1]+1))*([.D57]+[.C58]-[.C57])" office:value-type="float" office:value="-0.645334013053108" calcext:value-type="float">
            <text:p>-0.6453340131</text:p>
          </table:table-cell>
          <table:table-cell table:formula="of:=([.D58] + [.E57]*[.$O$1])/([.$O$1] + 1)" office:value-type="float" office:value="-0.414585206348016" calcext:value-type="float">
            <text:p>-0.4145852063</text:p>
          </table:table-cell>
          <table:table-cell table:number-columns-repeated="13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[.$I$1]*SIN([.A59]*2*PI()/20)" office:value-type="float" office:value="-0.809016994374949" calcext:value-type="float">
            <text:p>-0.8090169944</text:p>
          </table:table-cell>
          <table:table-cell table:formula="of:=[.B59]+(0.5-RAND())*[.$L$1]" office:value-type="float" office:value="-0.989224227239784" calcext:value-type="float">
            <text:p>-0.9892242272</text:p>
          </table:table-cell>
          <table:table-cell table:formula="of:=([.$R$1]/([.$R$1]+1))*([.D58]+[.C59]-[.C58])" office:value-type="float" office:value="-0.40011837535879" calcext:value-type="float">
            <text:p>-0.4001183754</text:p>
          </table:table-cell>
          <table:table-cell table:formula="of:=([.D59] + [.E58]*[.$O$1])/([.$O$1] + 1)" office:value-type="float" office:value="-0.411691840150171" calcext:value-type="float">
            <text:p>-0.4116918402</text:p>
          </table:table-cell>
          <table:table-cell table:number-columns-repeated="13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[.$I$1]*SIN([.A60]*2*PI()/20)" office:value-type="float" office:value="-0.587785252292474" calcext:value-type="float">
            <text:p>-0.5877852523</text:p>
          </table:table-cell>
          <table:table-cell table:formula="of:=[.B60]+(0.5-RAND())*[.$L$1]" office:value-type="float" office:value="-0.363420888869262" calcext:value-type="float">
            <text:p>-0.3634208889</text:p>
          </table:table-cell>
          <table:table-cell table:formula="of:=([.$R$1]/([.$R$1]+1))*([.D59]+[.C60]-[.C59])" office:value-type="float" office:value="0.180547970409386" calcext:value-type="float">
            <text:p>0.1805479704</text:p>
          </table:table-cell>
          <table:table-cell table:formula="of:=([.D60] + [.E59]*[.$O$1])/([.$O$1] + 1)" office:value-type="float" office:value="-0.29324387803826" calcext:value-type="float">
            <text:p>-0.293243878</text:p>
          </table:table-cell>
          <table:table-cell table:number-columns-repeated="13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[.$I$1]*SIN([.A61]*2*PI()/20)" office:value-type="float" office:value="-0.30901699437495" calcext:value-type="float">
            <text:p>-0.3090169944</text:p>
          </table:table-cell>
          <table:table-cell table:formula="of:=[.B61]+(0.5-RAND())*[.$L$1]" office:value-type="float" office:value="-0.360290618547214" calcext:value-type="float">
            <text:p>-0.3602906185</text:p>
          </table:table-cell>
          <table:table-cell table:formula="of:=([.$R$1]/([.$R$1]+1))*([.D60]+[.C61]-[.C60])" office:value-type="float" office:value="0.146942592585147" calcext:value-type="float">
            <text:p>0.1469425926</text:p>
          </table:table-cell>
          <table:table-cell table:formula="of:=([.D61] + [.E60]*[.$O$1])/([.$O$1] + 1)" office:value-type="float" office:value="-0.205206583913578" calcext:value-type="float">
            <text:p>-0.2052065839</text:p>
          </table:table-cell>
          <table:table-cell table:number-columns-repeated="13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[.$I$1]*SIN([.A62]*2*PI()/20)" office:value-type="float" office:value="-7.34788079488412E-016" calcext:value-type="float">
            <text:p>-7.34788079488412E-16</text:p>
          </table:table-cell>
          <table:table-cell table:formula="of:=[.B62]+(0.5-RAND())*[.$L$1]" office:value-type="float" office:value="0.372235921372514" calcext:value-type="float">
            <text:p>0.3722359214</text:p>
          </table:table-cell>
          <table:table-cell table:formula="of:=([.$R$1]/([.$R$1]+1))*([.D61]+[.C62]-[.C61])" office:value-type="float" office:value="0.7035753060039" calcext:value-type="float">
            <text:p>0.703575306</text:p>
          </table:table-cell>
          <table:table-cell table:formula="of:=([.D62] + [.E61]*[.$O$1])/([.$O$1] + 1)" office:value-type="float" office:value="-0.0234502059300826" calcext:value-type="float">
            <text:p>-0.0234502059</text:p>
          </table:table-cell>
          <table:table-cell table:number-columns-repeated="13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[.$I$1]*SIN([.A63]*2*PI()/20)" office:value-type="float" office:value="0.309016994374948" calcext:value-type="float">
            <text:p>0.3090169944</text:p>
          </table:table-cell>
          <table:table-cell table:formula="of:=[.B63]+(0.5-RAND())*[.$L$1]" office:value-type="float" office:value="0.432130556998993" calcext:value-type="float">
            <text:p>0.432130557</text:p>
          </table:table-cell>
          <table:table-cell table:formula="of:=([.$R$1]/([.$R$1]+1))*([.D62]+[.C63]-[.C62])" office:value-type="float" office:value="0.610775953304303" calcext:value-type="float">
            <text:p>0.6107759533</text:p>
          </table:table-cell>
          <table:table-cell table:formula="of:=([.D63] + [.E62]*[.$O$1])/([.$O$1] + 1)" office:value-type="float" office:value="0.103395025916795" calcext:value-type="float">
            <text:p>0.1033950259</text:p>
          </table:table-cell>
          <table:table-cell table:number-columns-repeated="13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[.$I$1]*SIN([.A64]*2*PI()/20)" office:value-type="float" office:value="0.587785252292473" calcext:value-type="float">
            <text:p>0.5877852523</text:p>
          </table:table-cell>
          <table:table-cell table:formula="of:=[.B64]+(0.5-RAND())*[.$L$1]" office:value-type="float" office:value="0.564105920081149" calcext:value-type="float">
            <text:p>0.5641059201</text:p>
          </table:table-cell>
          <table:table-cell table:formula="of:=([.$R$1]/([.$R$1]+1))*([.D63]+[.C64]-[.C63])" office:value-type="float" office:value="0.594201053109168" calcext:value-type="float">
            <text:p>0.5942010531</text:p>
          </table:table-cell>
          <table:table-cell table:formula="of:=([.D64] + [.E63]*[.$O$1])/([.$O$1] + 1)" office:value-type="float" office:value="0.201556231355269" calcext:value-type="float">
            <text:p>0.2015562314</text:p>
          </table:table-cell>
          <table:table-cell table:number-columns-repeated="13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[.$I$1]*SIN([.A65]*2*PI()/20)" office:value-type="float" office:value="0.809016994374948" calcext:value-type="float">
            <text:p>0.8090169944</text:p>
          </table:table-cell>
          <table:table-cell table:formula="of:=[.B65]+(0.5-RAND())*[.$L$1]" office:value-type="float" office:value="1.09776526558801" calcext:value-type="float">
            <text:p>1.0977652656</text:p>
          </table:table-cell>
          <table:table-cell table:formula="of:=([.$R$1]/([.$R$1]+1))*([.D64]+[.C65]-[.C64])" office:value-type="float" office:value="0.902288318892822" calcext:value-type="float">
            <text:p>0.9022883189</text:p>
          </table:table-cell>
          <table:table-cell table:formula="of:=([.D65] + [.E64]*[.$O$1])/([.$O$1] + 1)" office:value-type="float" office:value="0.34170264886278" calcext:value-type="float">
            <text:p>0.3417026489</text:p>
          </table:table-cell>
          <table:table-cell table:number-columns-repeated="13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[.$I$1]*SIN([.A66]*2*PI()/20)" office:value-type="float" office:value="0.951056516295153" calcext:value-type="float">
            <text:p>0.9510565163</text:p>
          </table:table-cell>
          <table:table-cell table:formula="of:=[.B66]+(0.5-RAND())*[.$L$1]" office:value-type="float" office:value="0.990322235968114" calcext:value-type="float">
            <text:p>0.990322236</text:p>
          </table:table-cell>
          <table:table-cell table:formula="of:=([.$R$1]/([.$R$1]+1))*([.D65]+[.C66]-[.C65])" office:value-type="float" office:value="0.635876231418342" calcext:value-type="float">
            <text:p>0.6358762314</text:p>
          </table:table-cell>
          <table:table-cell table:formula="of:=([.D66] + [.E65]*[.$O$1])/([.$O$1] + 1)" office:value-type="float" office:value="0.400537365373892" calcext:value-type="float">
            <text:p>0.4005373654</text:p>
          </table:table-cell>
          <table:table-cell table:number-columns-repeated="13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[.$I$1]*SIN([.A67]*2*PI()/20)" office:value-type="float" office:value="1" calcext:value-type="float">
            <text:p>1</text:p>
          </table:table-cell>
          <table:table-cell table:formula="of:=[.B67]+(0.5-RAND())*[.$L$1]" office:value-type="float" office:value="0.797042599508216" calcext:value-type="float">
            <text:p>0.7970425995</text:p>
          </table:table-cell>
          <table:table-cell table:formula="of:=([.$R$1]/([.$R$1]+1))*([.D66]+[.C67]-[.C66])" office:value-type="float" office:value="0.354077275966754" calcext:value-type="float">
            <text:p>0.354077276</text:p>
          </table:table-cell>
          <table:table-cell table:formula="of:=([.D67] + [.E66]*[.$O$1])/([.$O$1] + 1)" office:value-type="float" office:value="0.391245347492465" calcext:value-type="float">
            <text:p>0.3912453475</text:p>
          </table:table-cell>
          <table:table-cell table:number-columns-repeated="13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[.$I$1]*SIN([.A68]*2*PI()/20)" office:value-type="float" office:value="0.951056516295154" calcext:value-type="float">
            <text:p>0.9510565163</text:p>
          </table:table-cell>
          <table:table-cell table:formula="of:=[.B68]+(0.5-RAND())*[.$L$1]" office:value-type="float" office:value="1.31901085577675" calcext:value-type="float">
            <text:p>1.3190108558</text:p>
          </table:table-cell>
          <table:table-cell table:formula="of:=([.$R$1]/([.$R$1]+1))*([.D67]+[.C68]-[.C67])" office:value-type="float" office:value="0.700836425788233" calcext:value-type="float">
            <text:p>0.7008364258</text:p>
          </table:table-cell>
          <table:table-cell table:formula="of:=([.D68] + [.E67]*[.$O$1])/([.$O$1] + 1)" office:value-type="float" office:value="0.453163563151618" calcext:value-type="float">
            <text:p>0.4531635632</text:p>
          </table:table-cell>
          <table:table-cell table:number-columns-repeated="13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[.$I$1]*SIN([.A69]*2*PI()/20)" office:value-type="float" office:value="0.809016994374949" calcext:value-type="float">
            <text:p>0.8090169944</text:p>
          </table:table-cell>
          <table:table-cell table:formula="of:=[.B69]+(0.5-RAND())*[.$L$1]" office:value-type="float" office:value="1.22150134123611" calcext:value-type="float">
            <text:p>1.2215013412</text:p>
          </table:table-cell>
          <table:table-cell table:formula="of:=([.$R$1]/([.$R$1]+1))*([.D68]+[.C69]-[.C68])" office:value-type="float" office:value="0.482661528998074" calcext:value-type="float">
            <text:p>0.482661529</text:p>
          </table:table-cell>
          <table:table-cell table:formula="of:=([.D69] + [.E68]*[.$O$1])/([.$O$1] + 1)" office:value-type="float" office:value="0.459063156320909" calcext:value-type="float">
            <text:p>0.4590631563</text:p>
          </table:table-cell>
          <table:table-cell table:number-columns-repeated="13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[.$I$1]*SIN([.A70]*2*PI()/20)" office:value-type="float" office:value="0.587785252292474" calcext:value-type="float">
            <text:p>0.5877852523</text:p>
          </table:table-cell>
          <table:table-cell table:formula="of:=[.B70]+(0.5-RAND())*[.$L$1]" office:value-type="float" office:value="0.608099864304365" calcext:value-type="float">
            <text:p>0.6080998643</text:p>
          </table:table-cell>
          <table:table-cell table:formula="of:=([.$R$1]/([.$R$1]+1))*([.D69]+[.C70]-[.C69])" office:value-type="float" office:value="-0.104591958346938" calcext:value-type="float">
            <text:p>-0.1045919583</text:p>
          </table:table-cell>
          <table:table-cell table:formula="of:=([.D70] + [.E69]*[.$O$1])/([.$O$1] + 1)" office:value-type="float" office:value="0.34633213338734" calcext:value-type="float">
            <text:p>0.3463321334</text:p>
          </table:table-cell>
          <table:table-cell table:number-columns-repeated="13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[.$I$1]*SIN([.A71]*2*PI()/20)" office:value-type="float" office:value="0.309016994374947" calcext:value-type="float">
            <text:p>0.3090169944</text:p>
          </table:table-cell>
          <table:table-cell table:formula="of:=[.B71]+(0.5-RAND())*[.$L$1]" office:value-type="float" office:value="0.288128476969228" calcext:value-type="float">
            <text:p>0.288128477</text:p>
          </table:table-cell>
          <table:table-cell table:formula="of:=([.$R$1]/([.$R$1]+1))*([.D70]+[.C71]-[.C70])" office:value-type="float" office:value="-0.33965067654566" calcext:value-type="float">
            <text:p>-0.3396506765</text:p>
          </table:table-cell>
          <table:table-cell table:formula="of:=([.D71] + [.E70]*[.$O$1])/([.$O$1] + 1)" office:value-type="float" office:value="0.20913557140074" calcext:value-type="float">
            <text:p>0.2091355714</text:p>
          </table:table-cell>
          <table:table-cell table:number-columns-repeated="13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[.$I$1]*SIN([.A72]*2*PI()/20)" office:value-type="float" office:value="8.57252759403147E-016" calcext:value-type="float">
            <text:p>8.57252759403147E-16</text:p>
          </table:table-cell>
          <table:table-cell table:formula="of:=[.B72]+(0.5-RAND())*[.$L$1]" office:value-type="float" office:value="-0.0247586388962801" calcext:value-type="float">
            <text:p>-0.0247586389</text:p>
          </table:table-cell>
          <table:table-cell table:formula="of:=([.$R$1]/([.$R$1]+1))*([.D71]+[.C72]-[.C71])" office:value-type="float" office:value="-0.522030233928935" calcext:value-type="float">
            <text:p>-0.5220302339</text:p>
          </table:table-cell>
          <table:table-cell table:formula="of:=([.D72] + [.E71]*[.$O$1])/([.$O$1] + 1)" office:value-type="float" office:value="0.0629024103348049" calcext:value-type="float">
            <text:p>0.0629024103</text:p>
          </table:table-cell>
          <table:table-cell table:number-columns-repeated="13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[.$I$1]*SIN([.A73]*2*PI()/20)" office:value-type="float" office:value="-0.309016994374948" calcext:value-type="float">
            <text:p>-0.3090169944</text:p>
          </table:table-cell>
          <table:table-cell table:formula="of:=[.B73]+(0.5-RAND())*[.$L$1]" office:value-type="float" office:value="0.126278570023535" calcext:value-type="float">
            <text:p>0.12627857</text:p>
          </table:table-cell>
          <table:table-cell table:formula="of:=([.$R$1]/([.$R$1]+1))*([.D72]+[.C73]-[.C72])" office:value-type="float" office:value="-0.296794420007296" calcext:value-type="float">
            <text:p>-0.29679442</text:p>
          </table:table-cell>
          <table:table-cell table:formula="of:=([.D73] + [.E72]*[.$O$1])/([.$O$1] + 1)" office:value-type="float" office:value="-0.00903695573361523" calcext:value-type="float">
            <text:p>-0.0090369557</text:p>
          </table:table-cell>
          <table:table-cell table:number-columns-repeated="13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[.$I$1]*SIN([.A74]*2*PI()/20)" office:value-type="float" office:value="-0.587785252292473" calcext:value-type="float">
            <text:p>-0.5877852523</text:p>
          </table:table-cell>
          <table:table-cell table:formula="of:=[.B74]+(0.5-RAND())*[.$L$1]" office:value-type="float" office:value="-0.872185837127076" calcext:value-type="float">
            <text:p>-0.8721858371</text:p>
          </table:table-cell>
          <table:table-cell table:formula="of:=([.$R$1]/([.$R$1]+1))*([.D73]+[.C74]-[.C73])" office:value-type="float" office:value="-1.03620706172633" calcext:value-type="float">
            <text:p>-1.0362070617</text:p>
          </table:table-cell>
          <table:table-cell table:formula="of:=([.D74] + [.E73]*[.$O$1])/([.$O$1] + 1)" office:value-type="float" office:value="-0.214470976932157" calcext:value-type="float">
            <text:p>-0.2144709769</text:p>
          </table:table-cell>
          <table:table-cell table:number-columns-repeated="13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[.$I$1]*SIN([.A75]*2*PI()/20)" office:value-type="float" office:value="-0.809016994374946" calcext:value-type="float">
            <text:p>-0.8090169944</text:p>
          </table:table-cell>
          <table:table-cell table:formula="of:=[.B75]+(0.5-RAND())*[.$L$1]" office:value-type="float" office:value="-1.01363836718963" calcext:value-type="float">
            <text:p>-1.0136383672</text:p>
          </table:table-cell>
          <table:table-cell table:formula="of:=([.$R$1]/([.$R$1]+1))*([.D74]+[.C75]-[.C74])" office:value-type="float" office:value="-0.942127673431107" calcext:value-type="float">
            <text:p>-0.9421276734</text:p>
          </table:table-cell>
          <table:table-cell table:formula="of:=([.D75] + [.E74]*[.$O$1])/([.$O$1] + 1)" office:value-type="float" office:value="-0.360002316231947" calcext:value-type="float">
            <text:p>-0.3600023162</text:p>
          </table:table-cell>
          <table:table-cell table:number-columns-repeated="13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[.$I$1]*SIN([.A76]*2*PI()/20)" office:value-type="float" office:value="-0.951056516295153" calcext:value-type="float">
            <text:p>-0.9510565163</text:p>
          </table:table-cell>
          <table:table-cell table:formula="of:=[.B76]+(0.5-RAND())*[.$L$1]" office:value-type="float" office:value="-0.976944710948537" calcext:value-type="float">
            <text:p>-0.9769447109</text:p>
          </table:table-cell>
          <table:table-cell table:formula="of:=([.$R$1]/([.$R$1]+1))*([.D75]+[.C76]-[.C75])" office:value-type="float" office:value="-0.724347213752008" calcext:value-type="float">
            <text:p>-0.7243472138</text:p>
          </table:table-cell>
          <table:table-cell table:formula="of:=([.D76] + [.E75]*[.$O$1])/([.$O$1] + 1)" office:value-type="float" office:value="-0.432871295735959" calcext:value-type="float">
            <text:p>-0.4328712957</text:p>
          </table:table-cell>
          <table:table-cell table:number-columns-repeated="13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[.$I$1]*SIN([.A77]*2*PI()/20)" office:value-type="float" office:value="-1" calcext:value-type="float">
            <text:p>-1</text:p>
          </table:table-cell>
          <table:table-cell table:formula="of:=[.B77]+(0.5-RAND())*[.$L$1]" office:value-type="float" office:value="-1.07145741121169" calcext:value-type="float">
            <text:p>-1.0714574112</text:p>
          </table:table-cell>
          <table:table-cell table:formula="of:=([.$R$1]/([.$R$1]+1))*([.D76]+[.C77]-[.C76])" office:value-type="float" office:value="-0.655087931212128" calcext:value-type="float">
            <text:p>-0.6550879312</text:p>
          </table:table-cell>
          <table:table-cell table:formula="of:=([.D77] + [.E76]*[.$O$1])/([.$O$1] + 1)" office:value-type="float" office:value="-0.477314622831193" calcext:value-type="float">
            <text:p>-0.4773146228</text:p>
          </table:table-cell>
          <table:table-cell table:number-columns-repeated="13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[.$I$1]*SIN([.A78]*2*PI()/20)" office:value-type="float" office:value="-0.951056516295154" calcext:value-type="float">
            <text:p>-0.9510565163</text:p>
          </table:table-cell>
          <table:table-cell table:formula="of:=[.B78]+(0.5-RAND())*[.$L$1]" office:value-type="float" office:value="-0.916587133882959" calcext:value-type="float">
            <text:p>-0.9165871339</text:p>
          </table:table-cell>
          <table:table-cell table:formula="of:=([.$R$1]/([.$R$1]+1))*([.D77]+[.C78]-[.C77])" office:value-type="float" office:value="-0.400174123106718" calcext:value-type="float">
            <text:p>-0.4001741231</text:p>
          </table:table-cell>
          <table:table-cell table:formula="of:=([.D78] + [.E77]*[.$O$1])/([.$O$1] + 1)" office:value-type="float" office:value="-0.461886522886298" calcext:value-type="float">
            <text:p>-0.4618865229</text:p>
          </table:table-cell>
          <table:table-cell table:number-columns-repeated="13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[.$I$1]*SIN([.A79]*2*PI()/20)" office:value-type="float" office:value="-0.809016994374947" calcext:value-type="float">
            <text:p>-0.8090169944</text:p>
          </table:table-cell>
          <table:table-cell table:formula="of:=[.B79]+(0.5-RAND())*[.$L$1]" office:value-type="float" office:value="-0.798456305256153" calcext:value-type="float">
            <text:p>-0.7984563053</text:p>
          </table:table-cell>
          <table:table-cell table:formula="of:=([.$R$1]/([.$R$1]+1))*([.D78]+[.C79]-[.C78])" office:value-type="float" office:value="-0.22563463558393" calcext:value-type="float">
            <text:p>-0.2256346356</text:p>
          </table:table-cell>
          <table:table-cell table:formula="of:=([.D79] + [.E78]*[.$O$1])/([.$O$1] + 1)" office:value-type="float" office:value="-0.414636145425825" calcext:value-type="float">
            <text:p>-0.4146361454</text:p>
          </table:table-cell>
          <table:table-cell table:number-columns-repeated="13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[.$I$1]*SIN([.A80]*2*PI()/20)" office:value-type="float" office:value="-0.587785252292474" calcext:value-type="float">
            <text:p>-0.5877852523</text:p>
          </table:table-cell>
          <table:table-cell table:formula="of:=[.B80]+(0.5-RAND())*[.$L$1]" office:value-type="float" office:value="-0.843785292512127" calcext:value-type="float">
            <text:p>-0.8437852925</text:p>
          </table:table-cell>
          <table:table-cell table:formula="of:=([.$R$1]/([.$R$1]+1))*([.D79]+[.C80]-[.C79])" office:value-type="float" office:value="-0.216770898271923" calcext:value-type="float">
            <text:p>-0.2167708983</text:p>
          </table:table-cell>
          <table:table-cell table:formula="of:=([.D80] + [.E79]*[.$O$1])/([.$O$1] + 1)" office:value-type="float" office:value="-0.375063095995044" calcext:value-type="float">
            <text:p>-0.375063096</text:p>
          </table:table-cell>
          <table:table-cell table:number-columns-repeated="13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[.$I$1]*SIN([.A81]*2*PI()/20)" office:value-type="float" office:value="-0.309016994374947" calcext:value-type="float">
            <text:p>-0.3090169944</text:p>
          </table:table-cell>
          <table:table-cell table:formula="of:=[.B81]+(0.5-RAND())*[.$L$1]" office:value-type="float" office:value="0.186369741527826" calcext:value-type="float">
            <text:p>0.1863697415</text:p>
          </table:table-cell>
          <table:table-cell table:formula="of:=([.$R$1]/([.$R$1]+1))*([.D80]+[.C81]-[.C80])" office:value-type="float" office:value="0.650707308614424" calcext:value-type="float">
            <text:p>0.6507073086</text:p>
          </table:table-cell>
          <table:table-cell table:formula="of:=([.D81] + [.E80]*[.$O$1])/([.$O$1] + 1)" office:value-type="float" office:value="-0.169909015073151" calcext:value-type="float">
            <text:p>-0.1699090151</text:p>
          </table:table-cell>
          <table:table-cell table:number-columns-repeated="13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[.$I$1]*SIN([.A82]*2*PI()/20)" office:value-type="float" office:value="-9.79717439317883E-016" calcext:value-type="float">
            <text:p>-9.79717439317883E-16</text:p>
          </table:table-cell>
          <table:table-cell table:formula="of:=[.B82]+(0.5-RAND())*[.$L$1]" office:value-type="float" office:value="-0.00681407375794849" calcext:value-type="float">
            <text:p>-0.0068140738</text:p>
          </table:table-cell>
          <table:table-cell table:formula="of:=([.$R$1]/([.$R$1]+1))*([.D81]+[.C82]-[.C81])" office:value-type="float" office:value="0.36601879466292" calcext:value-type="float">
            <text:p>0.3660187947</text:p>
          </table:table-cell>
          <table:table-cell table:formula="of:=([.D82] + [.E81]*[.$O$1])/([.$O$1] + 1)" office:value-type="float" office:value="-0.0627234531259366" calcext:value-type="float">
            <text:p>-0.0627234531</text:p>
          </table:table-cell>
          <table:table-cell table:number-columns-repeated="13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[.$I$1]*SIN([.A83]*2*PI()/20)" office:value-type="float" office:value="0.309016994374945" calcext:value-type="float">
            <text:p>0.3090169944</text:p>
          </table:table-cell>
          <table:table-cell table:formula="of:=[.B83]+(0.5-RAND())*[.$L$1]" office:value-type="float" office:value="-0.183820579052093" calcext:value-type="float">
            <text:p>-0.1838205791</text:p>
          </table:table-cell>
          <table:table-cell table:formula="of:=([.$R$1]/([.$R$1]+1))*([.D82]+[.C83]-[.C82])" office:value-type="float" office:value="0.15120983149502" calcext:value-type="float">
            <text:p>0.1512098315</text:p>
          </table:table-cell>
          <table:table-cell table:formula="of:=([.D83] + [.E82]*[.$O$1])/([.$O$1] + 1)" office:value-type="float" office:value="-0.0199367962017452" calcext:value-type="float">
            <text:p>-0.0199367962</text:p>
          </table:table-cell>
          <table:table-cell table:number-columns-repeated="13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[.$I$1]*SIN([.A84]*2*PI()/20)" office:value-type="float" office:value="0.587785252292469" calcext:value-type="float">
            <text:p>0.5877852523</text:p>
          </table:table-cell>
          <table:table-cell table:formula="of:=[.B84]+(0.5-RAND())*[.$L$1]" office:value-type="float" office:value="0.823325286557644" calcext:value-type="float">
            <text:p>0.8233252866</text:p>
          </table:table-cell>
          <table:table-cell table:formula="of:=([.$R$1]/([.$R$1]+1))*([.D83]+[.C84]-[.C83])" office:value-type="float" office:value="0.926684557683805" calcext:value-type="float">
            <text:p>0.9266845577</text:p>
          </table:table-cell>
          <table:table-cell table:formula="of:=([.D84] + [.E83]*[.$O$1])/([.$O$1] + 1)" office:value-type="float" office:value="0.169387474575365" calcext:value-type="float">
            <text:p>0.1693874746</text:p>
          </table:table-cell>
          <table:table-cell table:number-columns-repeated="13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[.$I$1]*SIN([.A85]*2*PI()/20)" office:value-type="float" office:value="0.809016994374948" calcext:value-type="float">
            <text:p>0.8090169944</text:p>
          </table:table-cell>
          <table:table-cell table:formula="of:=[.B85]+(0.5-RAND())*[.$L$1]" office:value-type="float" office:value="0.407356077372377" calcext:value-type="float">
            <text:p>0.4073560774</text:p>
          </table:table-cell>
          <table:table-cell table:formula="of:=([.$R$1]/([.$R$1]+1))*([.D84]+[.C85]-[.C84])" office:value-type="float" office:value="0.408572278798832" calcext:value-type="float">
            <text:p>0.4085722788</text:p>
          </table:table-cell>
          <table:table-cell table:formula="of:=([.D85] + [.E84]*[.$O$1])/([.$O$1] + 1)" office:value-type="float" office:value="0.217224435420058" calcext:value-type="float">
            <text:p>0.2172244354</text:p>
          </table:table-cell>
          <table:table-cell table:number-columns-repeated="13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[.$I$1]*SIN([.A86]*2*PI()/20)" office:value-type="float" office:value="0.951056516295153" calcext:value-type="float">
            <text:p>0.9510565163</text:p>
          </table:table-cell>
          <table:table-cell table:formula="of:=[.B86]+(0.5-RAND())*[.$L$1]" office:value-type="float" office:value="1.08877174183704" calcext:value-type="float">
            <text:p>1.0887717418</text:p>
          </table:table-cell>
          <table:table-cell table:formula="of:=([.$R$1]/([.$R$1]+1))*([.D85]+[.C86]-[.C85])" office:value-type="float" office:value="0.871990354610795" calcext:value-type="float">
            <text:p>0.8719903546</text:p>
          </table:table-cell>
          <table:table-cell table:formula="of:=([.D86] + [.E85]*[.$O$1])/([.$O$1] + 1)" office:value-type="float" office:value="0.348177619258206" calcext:value-type="float">
            <text:p>0.3481776193</text:p>
          </table:table-cell>
          <table:table-cell table:number-columns-repeated="13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[.$I$1]*SIN([.A87]*2*PI()/20)" office:value-type="float" office:value="1" calcext:value-type="float">
            <text:p>1</text:p>
          </table:table-cell>
          <table:table-cell table:formula="of:=[.B87]+(0.5-RAND())*[.$L$1]" office:value-type="float" office:value="0.997435953874751" calcext:value-type="float">
            <text:p>0.9974359539</text:p>
          </table:table-cell>
          <table:table-cell table:formula="of:=([.$R$1]/([.$R$1]+1))*([.D86]+[.C87]-[.C86])" office:value-type="float" office:value="0.624523653318806" calcext:value-type="float">
            <text:p>0.6245236533</text:p>
          </table:table-cell>
          <table:table-cell table:formula="of:=([.D87] + [.E86]*[.$O$1])/([.$O$1] + 1)" office:value-type="float" office:value="0.403446826070326" calcext:value-type="float">
            <text:p>0.4034468261</text:p>
          </table:table-cell>
          <table:table-cell table:number-columns-repeated="13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[.$I$1]*SIN([.A88]*2*PI()/20)" office:value-type="float" office:value="0.951056516295154" calcext:value-type="float">
            <text:p>0.9510565163</text:p>
          </table:table-cell>
          <table:table-cell table:formula="of:=[.B88]+(0.5-RAND())*[.$L$1]" office:value-type="float" office:value="0.768090895433256" calcext:value-type="float">
            <text:p>0.7680908954</text:p>
          </table:table-cell>
          <table:table-cell table:formula="of:=([.$R$1]/([.$R$1]+1))*([.D87]+[.C88]-[.C87])" office:value-type="float" office:value="0.316142875901848" calcext:value-type="float">
            <text:p>0.3161428759</text:p>
          </table:table-cell>
          <table:table-cell table:formula="of:=([.D88] + [.E87]*[.$O$1])/([.$O$1] + 1)" office:value-type="float" office:value="0.38598603603663" calcext:value-type="float">
            <text:p>0.385986036</text:p>
          </table:table-cell>
          <table:table-cell table:number-columns-repeated="13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[.$I$1]*SIN([.A89]*2*PI()/20)" office:value-type="float" office:value="0.809016994374949" calcext:value-type="float">
            <text:p>0.8090169944</text:p>
          </table:table-cell>
          <table:table-cell table:formula="of:=[.B89]+(0.5-RAND())*[.$L$1]" office:value-type="float" office:value="0.745390577203671" calcext:value-type="float">
            <text:p>0.7453905772</text:p>
          </table:table-cell>
          <table:table-cell table:formula="of:=([.$R$1]/([.$R$1]+1))*([.D88]+[.C89]-[.C88])" office:value-type="float" office:value="0.234754046137811" calcext:value-type="float">
            <text:p>0.2347540461</text:p>
          </table:table-cell>
          <table:table-cell table:formula="of:=([.D89] + [.E88]*[.$O$1])/([.$O$1] + 1)" office:value-type="float" office:value="0.355739638056866" calcext:value-type="float">
            <text:p>0.3557396381</text:p>
          </table:table-cell>
          <table:table-cell table:number-columns-repeated="13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[.$I$1]*SIN([.A90]*2*PI()/20)" office:value-type="float" office:value="0.587785252292477" calcext:value-type="float">
            <text:p>0.5877852523</text:p>
          </table:table-cell>
          <table:table-cell table:formula="of:=[.B90]+(0.5-RAND())*[.$L$1]" office:value-type="float" office:value="0.152912331407273" calcext:value-type="float">
            <text:p>0.1529123314</text:p>
          </table:table-cell>
          <table:table-cell table:formula="of:=([.$R$1]/([.$R$1]+1))*([.D89]+[.C90]-[.C89])" office:value-type="float" office:value="-0.286179359726869" calcext:value-type="float">
            <text:p>-0.2861793597</text:p>
          </table:table-cell>
          <table:table-cell table:formula="of:=([.D90] + [.E89]*[.$O$1])/([.$O$1] + 1)" office:value-type="float" office:value="0.227355838500119" calcext:value-type="float">
            <text:p>0.2273558385</text:p>
          </table:table-cell>
          <table:table-cell table:number-columns-repeated="13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[.$I$1]*SIN([.A91]*2*PI()/20)" office:value-type="float" office:value="0.309016994374947" calcext:value-type="float">
            <text:p>0.3090169944</text:p>
          </table:table-cell>
          <table:table-cell table:formula="of:=[.B91]+(0.5-RAND())*[.$L$1]" office:value-type="float" office:value="0.0197532072981048" calcext:value-type="float">
            <text:p>0.0197532073</text:p>
          </table:table-cell>
          <table:table-cell table:formula="of:=([.$R$1]/([.$R$1]+1))*([.D90]+[.C91]-[.C90])" office:value-type="float" office:value="-0.33547078706883" calcext:value-type="float">
            <text:p>-0.3354707871</text:p>
          </table:table-cell>
          <table:table-cell table:formula="of:=([.D91] + [.E90]*[.$O$1])/([.$O$1] + 1)" office:value-type="float" office:value="0.114790513386329" calcext:value-type="float">
            <text:p>0.1147905134</text:p>
          </table:table-cell>
          <table:table-cell table:number-columns-repeated="13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[.$I$1]*SIN([.A92]*2*PI()/20)" office:value-type="float" office:value="1.10218211923262E-015" calcext:value-type="float">
            <text:p>1.10218211923262E-15</text:p>
          </table:table-cell>
          <table:table-cell table:formula="of:=[.B92]+(0.5-RAND())*[.$L$1]" office:value-type="float" office:value="0.497051616547632" calcext:value-type="float">
            <text:p>0.4970516165</text:p>
          </table:table-cell>
          <table:table-cell table:formula="of:=([.$R$1]/([.$R$1]+1))*([.D91]+[.C92]-[.C91])" office:value-type="float" office:value="0.113462097744557" calcext:value-type="float">
            <text:p>0.1134620977</text:p>
          </table:table-cell>
          <table:table-cell table:formula="of:=([.D92] + [.E91]*[.$O$1])/([.$O$1] + 1)" office:value-type="float" office:value="0.114524830257975" calcext:value-type="float">
            <text:p>0.1145248303</text:p>
          </table:table-cell>
          <table:table-cell table:number-columns-repeated="13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[.$I$1]*SIN([.A93]*2*PI()/20)" office:value-type="float" office:value="-0.309016994374945" calcext:value-type="float">
            <text:p>-0.3090169944</text:p>
          </table:table-cell>
          <table:table-cell table:formula="of:=[.B93]+(0.5-RAND())*[.$L$1]" office:value-type="float" office:value="-0.0225422365398854" calcext:value-type="float">
            <text:p>-0.0225422365</text:p>
          </table:table-cell>
          <table:table-cell table:formula="of:=([.$R$1]/([.$R$1]+1))*([.D92]+[.C93]-[.C92])" office:value-type="float" office:value="-0.324905404274368" calcext:value-type="float">
            <text:p>-0.3249054043</text:p>
          </table:table-cell>
          <table:table-cell table:formula="of:=([.D93] + [.E92]*[.$O$1])/([.$O$1] + 1)" office:value-type="float" office:value="0.0266387833515062" calcext:value-type="float">
            <text:p>0.0266387834</text:p>
          </table:table-cell>
          <table:table-cell table:number-columns-repeated="13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[.$I$1]*SIN([.A94]*2*PI()/20)" office:value-type="float" office:value="-0.587785252292472" calcext:value-type="float">
            <text:p>-0.5877852523</text:p>
          </table:table-cell>
          <table:table-cell table:formula="of:=[.B94]+(0.5-RAND())*[.$L$1]" office:value-type="float" office:value="-0.424852729681825" calcext:value-type="float">
            <text:p>-0.4248527297</text:p>
          </table:table-cell>
          <table:table-cell table:formula="of:=([.$R$1]/([.$R$1]+1))*([.D93]+[.C94]-[.C93])" office:value-type="float" office:value="-0.581772717933046" calcext:value-type="float">
            <text:p>-0.5817727179</text:p>
          </table:table-cell>
          <table:table-cell table:formula="of:=([.D94] + [.E93]*[.$O$1])/([.$O$1] + 1)" office:value-type="float" office:value="-0.0950435169054042" calcext:value-type="float">
            <text:p>-0.0950435169</text:p>
          </table:table-cell>
          <table:table-cell table:number-columns-repeated="13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[.$I$1]*SIN([.A95]*2*PI()/20)" office:value-type="float" office:value="-0.809016994374946" calcext:value-type="float">
            <text:p>-0.8090169944</text:p>
          </table:table-cell>
          <table:table-cell table:formula="of:=[.B95]+(0.5-RAND())*[.$L$1]" office:value-type="float" office:value="-0.711540425013187" calcext:value-type="float">
            <text:p>-0.711540425</text:p>
          </table:table-cell>
          <table:table-cell table:formula="of:=([.$R$1]/([.$R$1]+1))*([.D94]+[.C95]-[.C94])" office:value-type="float" office:value="-0.694768330611526" calcext:value-type="float">
            <text:p>-0.6947683306</text:p>
          </table:table-cell>
          <table:table-cell table:formula="of:=([.D95] + [.E94]*[.$O$1])/([.$O$1] + 1)" office:value-type="float" office:value="-0.214988479646629" calcext:value-type="float">
            <text:p>-0.2149884796</text:p>
          </table:table-cell>
          <table:table-cell table:number-columns-repeated="13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[.$I$1]*SIN([.A96]*2*PI()/20)" office:value-type="float" office:value="-0.951056516295154" calcext:value-type="float">
            <text:p>-0.9510565163</text:p>
          </table:table-cell>
          <table:table-cell table:formula="of:=[.B96]+(0.5-RAND())*[.$L$1]" office:value-type="float" office:value="-1.10669169416871" calcext:value-type="float">
            <text:p>-1.1066916942</text:p>
          </table:table-cell>
          <table:table-cell table:formula="of:=([.$R$1]/([.$R$1]+1))*([.D95]+[.C96]-[.C95])" office:value-type="float" office:value="-0.871935679813642" calcext:value-type="float">
            <text:p>-0.8719356798</text:p>
          </table:table-cell>
          <table:table-cell table:formula="of:=([.D96] + [.E95]*[.$O$1])/([.$O$1] + 1)" office:value-type="float" office:value="-0.346377919680031" calcext:value-type="float">
            <text:p>-0.3463779197</text:p>
          </table:table-cell>
          <table:table-cell table:number-columns-repeated="13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[.$I$1]*SIN([.A97]*2*PI()/20)" office:value-type="float" office:value="-1" calcext:value-type="float">
            <text:p>-1</text:p>
          </table:table-cell>
          <table:table-cell table:formula="of:=[.B97]+(0.5-RAND())*[.$L$1]" office:value-type="float" office:value="-0.702790627947544" calcext:value-type="float">
            <text:p>-0.7027906279</text:p>
          </table:table-cell>
          <table:table-cell table:formula="of:=([.$R$1]/([.$R$1]+1))*([.D96]+[.C97]-[.C96])" office:value-type="float" office:value="-0.374427690873979" calcext:value-type="float">
            <text:p>-0.3744276909</text:p>
          </table:table-cell>
          <table:table-cell table:formula="of:=([.D97] + [.E96]*[.$O$1])/([.$O$1] + 1)" office:value-type="float" office:value="-0.351987873918821" calcext:value-type="float">
            <text:p>-0.3519878739</text:p>
          </table:table-cell>
          <table:table-cell table:number-columns-repeated="13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[.$I$1]*SIN([.A98]*2*PI()/20)" office:value-type="float" office:value="-0.951056516295154" calcext:value-type="float">
            <text:p>-0.9510565163</text:p>
          </table:table-cell>
          <table:table-cell table:formula="of:=[.B98]+(0.5-RAND())*[.$L$1]" office:value-type="float" office:value="-1.13385579212144" calcext:value-type="float">
            <text:p>-1.1338557921</text:p>
          </table:table-cell>
          <table:table-cell table:formula="of:=([.$R$1]/([.$R$1]+1))*([.D97]+[.C98]-[.C97])" office:value-type="float" office:value="-0.644394284038297" calcext:value-type="float">
            <text:p>-0.644394284</text:p>
          </table:table-cell>
          <table:table-cell table:formula="of:=([.D98] + [.E97]*[.$O$1])/([.$O$1] + 1)" office:value-type="float" office:value="-0.410469155942716" calcext:value-type="float">
            <text:p>-0.4104691559</text:p>
          </table:table-cell>
          <table:table-cell table:number-columns-repeated="13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[.$I$1]*SIN([.A99]*2*PI()/20)" office:value-type="float" office:value="-0.809016994374949" calcext:value-type="float">
            <text:p>-0.8090169944</text:p>
          </table:table-cell>
          <table:table-cell table:formula="of:=[.B99]+(0.5-RAND())*[.$L$1]" office:value-type="float" office:value="-0.859603831527094" calcext:value-type="float">
            <text:p>-0.8596038315</text:p>
          </table:table-cell>
          <table:table-cell table:formula="of:=([.$R$1]/([.$R$1]+1))*([.D98]+[.C99]-[.C98])" office:value-type="float" office:value="-0.296113858755163" calcext:value-type="float">
            <text:p>-0.2961138588</text:p>
          </table:table-cell>
          <table:table-cell table:formula="of:=([.D99] + [.E98]*[.$O$1])/([.$O$1] + 1)" office:value-type="float" office:value="-0.387598096505205" calcext:value-type="float">
            <text:p>-0.3875980965</text:p>
          </table:table-cell>
          <table:table-cell table:number-columns-repeated="13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[.$I$1]*SIN([.A100]*2*PI()/20)" office:value-type="float" office:value="-0.587785252292477" calcext:value-type="float">
            <text:p>-0.5877852523</text:p>
          </table:table-cell>
          <table:table-cell table:formula="of:=[.B100]+(0.5-RAND())*[.$L$1]" office:value-type="float" office:value="-0.880447072527326" calcext:value-type="float">
            <text:p>-0.8804470725</text:p>
          </table:table-cell>
          <table:table-cell table:formula="of:=([.$R$1]/([.$R$1]+1))*([.D99]+[.C100]-[.C99])" office:value-type="float" office:value="-0.253565679804316" calcext:value-type="float">
            <text:p>-0.2535656798</text:p>
          </table:table-cell>
          <table:table-cell table:formula="of:=([.D100] + [.E99]*[.$O$1])/([.$O$1] + 1)" office:value-type="float" office:value="-0.360791613165027" calcext:value-type="float">
            <text:p>-0.3607916132</text:p>
          </table:table-cell>
          <table:table-cell table:number-columns-repeated="13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[.$I$1]*SIN([.A101]*2*PI()/20)" office:value-type="float" office:value="-0.309016994374947" calcext:value-type="float">
            <text:p>-0.3090169944</text:p>
          </table:table-cell>
          <table:table-cell table:formula="of:=[.B101]+(0.5-RAND())*[.$L$1]" office:value-type="float" office:value="-0.651809592858216" calcext:value-type="float">
            <text:p>-0.6518095929</text:p>
          </table:table-cell>
          <table:table-cell table:formula="of:=([.$R$1]/([.$R$1]+1))*([.D100]+[.C101]-[.C100])" office:value-type="float" office:value="-0.0199425601081651" calcext:value-type="float">
            <text:p>-0.0199425601</text:p>
          </table:table-cell>
          <table:table-cell table:formula="of:=([.D101] + [.E100]*[.$O$1])/([.$O$1] + 1)" office:value-type="float" office:value="-0.292621802553655" calcext:value-type="float">
            <text:p>-0.2926218026</text:p>
          </table:table-cell>
          <table:table-cell table:number-columns-repeated="13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[.$I$1]*SIN([.A102]*2*PI()/20)" office:value-type="float" office:value="-1.22464679914735E-015" calcext:value-type="float">
            <text:p>-1.22464679914735E-15</text:p>
          </table:table-cell>
          <table:table-cell table:formula="of:=[.B102]+(0.5-RAND())*[.$L$1]" office:value-type="float" office:value="0.220008772131778" calcext:value-type="float">
            <text:p>0.2200087721</text:p>
          </table:table-cell>
          <table:table-cell table:formula="of:=([.$R$1]/([.$R$1]+1))*([.D101]+[.C102]-[.C101])" office:value-type="float" office:value="0.681500643905463" calcext:value-type="float">
            <text:p>0.6815006439</text:p>
          </table:table-cell>
          <table:table-cell table:formula="of:=([.D102] + [.E101]*[.$O$1])/([.$O$1] + 1)" office:value-type="float" office:value="-0.0977973132618314" calcext:value-type="float">
            <text:p>-0.0977973133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2:59:02.515424989</meta:creation-date>
    <dc:date>2016-09-12T10:58:42.920266604</dc:date>
    <meta:editing-duration>P1DT21H29M14S</meta:editing-duration>
    <meta:editing-cycles>13</meta:editing-cycles>
    <meta:generator>LibreOffice/5.0.6.2$Linux_X86_64 LibreOffice_project/00m0$Build-2</meta:generator>
    <meta:document-statistic meta:table-count="1" meta:cell-count="5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394cm" svg:height="19.896cm" xlink:href=".." xlink:type="simple" chart:class="chart:scatter" chart:style-name="ch1">
        <chart:legend chart:legend-position="end" svg:x="34.383cm" svg:y="8.902cm" style:legend-expansion="high" chart:style-name="ch2"/>
        <chart:plot-area chart:style-name="ch3" table:cell-range-address="Sheet1.A1:Sheet1.E102" chart:data-source-has-labels="row" svg:x="0.747cm" svg:y="0.397cm" svg:width="32.889cm" svg:height="19.102cm">
          <chartooo:coordinate-region svg:x="1.58cm" svg:y="0.596cm" svg:width="31.776cm" svg:height="18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2" chart:label-cell-address="Sheet1.B1:Sheet1.B1" chart:class="chart:scatter">
            <chart:domain table:cell-range-address="Sheet1.A2:Sheet1.A102"/>
            <chart:data-point chart:repeated="101"/>
          </chart:series>
          <chart:series chart:style-name="ch7" chart:values-cell-range-address="Sheet1.C2:Sheet1.C102" chart:label-cell-address="Sheet1.C1:Sheet1.C1" chart:class="chart:scatter">
            <chart:data-point chart:repeated="101"/>
          </chart:series>
          <chart:series chart:style-name="ch8" chart:values-cell-range-address="Sheet1.D2:Sheet1.D102" chart:label-cell-address="Sheet1.D1:Sheet1.D1" chart:class="chart:scatter">
            <chart:data-point chart:repeated="101"/>
          </chart:series>
          <chart:series chart:style-name="ch9" chart:values-cell-range-address="Sheet1.E2:Sheet1.E102" chart:label-cell-address="Sheet1.E1:Sheet1.E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mooth</text:p>
                <draw:g>
                  <svg:desc>Sheet1.B1:Sheet1.B1</svg:desc>
                </draw:g>
              </table:table-cell>
              <table:table-cell office:value-type="string">
                <text:p>with noise</text:p>
                <draw:g>
                  <svg:desc>Sheet1.C1:Sheet1.C1</svg:desc>
                </draw:g>
              </table:table-cell>
              <table:table-cell office:value-type="string">
                <text:p>high pass</text:p>
                <draw:g>
                  <svg:desc>Sheet1.D1:Sheet1.D1</svg:desc>
                </draw:g>
              </table:table-cell>
              <table:table-cell office:value-type="string">
                <text:p>+ low pas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2</svg:desc>
                </draw:g>
              </table:table-cell>
              <table:table-cell office:value-type="float" office:value="0">
                <text:p>0</text:p>
                <draw:g>
                  <svg:desc>Sheet1.B2:Sheet1.B102</svg:desc>
                </draw:g>
              </table:table-cell>
              <table:table-cell office:value-type="float" office:value="0.183280077383149">
                <text:p>0.183280077383149</text:p>
                <draw:g>
                  <svg:desc>Sheet1.C2:Sheet1.C102</svg:desc>
                </draw:g>
              </table:table-cell>
              <table:table-cell office:value-type="float" office:value="0.183280077383149">
                <text:p>0.183280077383149</text:p>
                <draw:g>
                  <svg:desc>Sheet1.D2:Sheet1.D102</svg:desc>
                </draw:g>
              </table:table-cell>
              <table:table-cell office:value-type="float" office:value="0.183280077383149">
                <text:p>0.183280077383149</text:p>
                <draw:g>
                  <svg:desc>Sheet1.E2:Sheet1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35718188418568">
                <text:p>0.535718188418568</text:p>
              </table:table-cell>
              <table:table-cell office:value-type="float" office:value="0.428574550734855">
                <text:p>0.428574550734855</text:p>
              </table:table-cell>
              <table:table-cell office:value-type="float" office:value="0.23233897205349">
                <text:p>0.23233897205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1.08141929227688">
                <text:p>1.08141929227688</text:p>
              </table:table-cell>
              <table:table-cell office:value-type="float" office:value="0.779420523674534">
                <text:p>0.779420523674534</text:p>
              </table:table-cell>
              <table:table-cell office:value-type="float" office:value="0.341755282377699">
                <text:p>0.341755282377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1.02044917522577">
                <text:p>1.02044917522577</text:p>
              </table:table-cell>
              <table:table-cell office:value-type="float" office:value="0.574760325298739">
                <text:p>0.574760325298739</text:p>
              </table:table-cell>
              <table:table-cell office:value-type="float" office:value="0.388356290961907">
                <text:p>0.3883562909619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88401052265876">
                <text:p>0.988401052265876</text:p>
              </table:table-cell>
              <table:table-cell office:value-type="float" office:value="0.434169761871076">
                <text:p>0.434169761871076</text:p>
              </table:table-cell>
              <table:table-cell office:value-type="float" office:value="0.397518985143741">
                <text:p>0.3975189851437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623250143021056">
                <text:p>0.623250143021056</text:p>
              </table:table-cell>
              <table:table-cell office:value-type="float" office:value="0.0552150821010046">
                <text:p>0.0552150821010046</text:p>
              </table:table-cell>
              <table:table-cell office:value-type="float" office:value="0.329058204535193">
                <text:p>0.329058204535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523361902188939">
                <text:p>0.523361902188939</text:p>
              </table:table-cell>
              <table:table-cell office:value-type="float" office:value="-0.0357385269848898">
                <text:p>-0.0357385269848898</text:p>
              </table:table-cell>
              <table:table-cell office:value-type="float" office:value="0.256098858231177">
                <text:p>0.256098858231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41460139048041">
                <text:p>0.941460139048041</text:p>
              </table:table-cell>
              <table:table-cell office:value-type="float" office:value="0.30588776789937">
                <text:p>0.30588776789937</text:p>
              </table:table-cell>
              <table:table-cell office:value-type="float" office:value="0.266056640164815">
                <text:p>0.266056640164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749969194759108">
                <text:p>0.749969194759108</text:p>
              </table:table-cell>
              <table:table-cell office:value-type="float" office:value="0.0915174588883492">
                <text:p>0.0915174588883492</text:p>
              </table:table-cell>
              <table:table-cell office:value-type="float" office:value="0.231148803909522">
                <text:p>0.231148803909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00561420915358662">
                <text:p>0.00561420915358662</text:p>
              </table:table-cell>
              <table:table-cell office:value-type="float" office:value="-0.522270021373738">
                <text:p>-0.522270021373738</text:p>
              </table:table-cell>
              <table:table-cell office:value-type="float" office:value="0.0804650388528702">
                <text:p>0.08046503885287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221951994862826">
                <text:p>-0.221951994862826</text:p>
              </table:table-cell>
              <table:table-cell office:value-type="float" office:value="-0.59986898031212">
                <text:p>-0.59986898031212</text:p>
              </table:table-cell>
              <table:table-cell office:value-type="float" office:value="-0.055601764980128">
                <text:p>-0.055601764980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101103644300775">
                <text:p>0.101103644300775</text:p>
              </table:table-cell>
              <table:table-cell office:value-type="float" office:value="-0.221450672918816">
                <text:p>-0.221450672918816</text:p>
              </table:table-cell>
              <table:table-cell office:value-type="float" office:value="-0.0887715465678655">
                <text:p>-0.08877154656786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311709798017938">
                <text:p>-0.311709798017938</text:p>
              </table:table-cell>
              <table:table-cell office:value-type="float" office:value="-0.507411292190023">
                <text:p>-0.507411292190023</text:p>
              </table:table-cell>
              <table:table-cell office:value-type="float" office:value="-0.172499495692297">
                <text:p>-0.172499495692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996915383824756">
                <text:p>-0.996915383824756</text:p>
              </table:table-cell>
              <table:table-cell office:value-type="float" office:value="-0.954093502397473">
                <text:p>-0.954093502397473</text:p>
              </table:table-cell>
              <table:table-cell office:value-type="float" office:value="-0.328818297033332">
                <text:p>-0.3288182970333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73887345197694">
                <text:p>-0.73887345197694</text:p>
              </table:table-cell>
              <table:table-cell office:value-type="float" office:value="-0.556841256439726">
                <text:p>-0.556841256439726</text:p>
              </table:table-cell>
              <table:table-cell office:value-type="float" office:value="-0.374422888914611">
                <text:p>-0.3744228889146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  <table:table-cell office:value-type="float" office:value="-0.669720296511005">
                <text:p>-0.669720296511005</text:p>
              </table:table-cell>
              <table:table-cell office:value-type="float" office:value="-0.390150480779032">
                <text:p>-0.390150480779032</text:p>
              </table:table-cell>
              <table:table-cell office:value-type="float" office:value="-0.377568407287495">
                <text:p>-0.377568407287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1.39563371577027">
                <text:p>-1.39563371577027</text:p>
              </table:table-cell>
              <table:table-cell office:value-type="float" office:value="-0.892851120030635">
                <text:p>-0.892851120030635</text:p>
              </table:table-cell>
              <table:table-cell office:value-type="float" office:value="-0.480624949836123">
                <text:p>-0.4806249498361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1.29985791201281">
                <text:p>-1.29985791201281</text:p>
              </table:table-cell>
              <table:table-cell office:value-type="float" office:value="-0.637660253018543">
                <text:p>-0.637660253018543</text:p>
              </table:table-cell>
              <table:table-cell office:value-type="float" office:value="-0.512032010472607">
                <text:p>-0.512032010472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45647250028326">
                <text:p>-0.45647250028326</text:p>
              </table:table-cell>
              <table:table-cell office:value-type="float" office:value="0.164580126968806">
                <text:p>0.164580126968806</text:p>
              </table:table-cell>
              <table:table-cell office:value-type="float" office:value="-0.376709582984324">
                <text:p>-0.3767095829843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73911380794492">
                <text:p>-0.73911380794492</text:p>
              </table:table-cell>
              <table:table-cell office:value-type="float" office:value="-0.0944489445542835">
                <text:p>-0.0944489445542835</text:p>
              </table:table-cell>
              <table:table-cell office:value-type="float" office:value="-0.320257455298316">
                <text:p>-0.3202574552983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0.450803741959867">
                <text:p>0.450803741959867</text:p>
              </table:table-cell>
              <table:table-cell office:value-type="float" office:value="0.876374884280403">
                <text:p>0.876374884280403</text:p>
              </table:table-cell>
              <table:table-cell office:value-type="float" office:value="-0.0809309873825724">
                <text:p>-0.08093098738257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177851246459541">
                <text:p>0.177851246459541</text:p>
              </table:table-cell>
              <table:table-cell office:value-type="float" office:value="0.482737911024062">
                <text:p>0.482737911024062</text:p>
              </table:table-cell>
              <table:table-cell office:value-type="float" office:value="0.0318027922987544">
                <text:p>0.03180279229875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87785252292472">
                <text:p>0.587785252292472</text:p>
              </table:table-cell>
              <table:table-cell office:value-type="float" office:value="0.888692702241529">
                <text:p>0.888692702241529</text:p>
              </table:table-cell>
              <table:table-cell office:value-type="float" office:value="0.95486349344484">
                <text:p>0.95486349344484</text:p>
              </table:table-cell>
              <table:table-cell office:value-type="float" office:value="0.216414932527972">
                <text:p>0.2164149325279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1.23284848011639">
                <text:p>1.23284848011639</text:p>
              </table:table-cell>
              <table:table-cell office:value-type="float" office:value="1.03921541705576">
                <text:p>1.03921541705576</text:p>
              </table:table-cell>
              <table:table-cell office:value-type="float" office:value="0.380975029433529">
                <text:p>0.380975029433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1.34572024777259">
                <text:p>1.34572024777259</text:p>
              </table:table-cell>
              <table:table-cell office:value-type="float" office:value="0.921669747769568">
                <text:p>0.921669747769568</text:p>
              </table:table-cell>
              <table:table-cell office:value-type="float" office:value="0.489113973100737">
                <text:p>0.4891139731007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905689550194677">
                <text:p>0.905689550194677</text:p>
              </table:table-cell>
              <table:table-cell office:value-type="float" office:value="0.385311240153325">
                <text:p>0.385311240153325</text:p>
              </table:table-cell>
              <table:table-cell office:value-type="float" office:value="0.468353426511255">
                <text:p>0.468353426511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1.11351861133895">
                <text:p>1.11351861133895</text:p>
              </table:table-cell>
              <table:table-cell office:value-type="float" office:value="0.474512241038079">
                <text:p>0.474512241038079</text:p>
              </table:table-cell>
              <table:table-cell office:value-type="float" office:value="0.469585189416619">
                <text:p>0.4695851894166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0.925396279497592">
                <text:p>0.925396279497592</text:p>
              </table:table-cell>
              <table:table-cell office:value-type="float" office:value="0.229111927357376">
                <text:p>0.229111927357376</text:p>
              </table:table-cell>
              <table:table-cell office:value-type="float" office:value="0.421490537004771">
                <text:p>0.421490537004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06091463603848">
                <text:p>0.906091463603848</text:p>
              </table:table-cell>
              <table:table-cell office:value-type="float" office:value="0.167845689170906">
                <text:p>0.167845689170906</text:p>
              </table:table-cell>
              <table:table-cell office:value-type="float" office:value="0.370761567437998">
                <text:p>0.370761567437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0.104214290248999">
                <text:p>0.104214290248999</text:p>
              </table:table-cell>
              <table:table-cell office:value-type="float" office:value="-0.507225187347154">
                <text:p>-0.507225187347154</text:p>
              </table:table-cell>
              <table:table-cell office:value-type="float" office:value="0.195164216480967">
                <text:p>0.1951642164809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0.310637533994142">
                <text:p>0.310637533994142</text:p>
              </table:table-cell>
              <table:table-cell office:value-type="float" office:value="-0.240641554881609">
                <text:p>-0.240641554881609</text:p>
              </table:table-cell>
              <table:table-cell office:value-type="float" office:value="0.108003062208452">
                <text:p>0.1080030622084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35605081602952">
                <text:p>-0.35605081602952</text:p>
              </table:table-cell>
              <table:table-cell office:value-type="float" office:value="-0.725863923924217">
                <text:p>-0.725863923924217</text:p>
              </table:table-cell>
              <table:table-cell office:value-type="float" office:value="-0.0587703350180818">
                <text:p>-0.0587703350180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135607304073703">
                <text:p>-0.135607304073703</text:p>
              </table:table-cell>
              <table:table-cell office:value-type="float" office:value="-0.40433632957472">
                <text:p>-0.40433632957472</text:p>
              </table:table-cell>
              <table:table-cell office:value-type="float" office:value="-0.127883533929409">
                <text:p>-0.1278835339294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830154578378002">
                <text:p>-0.830154578378002</text:p>
              </table:table-cell>
              <table:table-cell office:value-type="float" office:value="-0.879106883103215">
                <text:p>-0.879106883103215</text:p>
              </table:table-cell>
              <table:table-cell office:value-type="float" office:value="-0.278128203764171">
                <text:p>-0.2781282037641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535635983025584">
                <text:p>-0.535635983025584</text:p>
              </table:table-cell>
              <table:table-cell office:value-type="float" office:value="-0.467670630200638">
                <text:p>-0.467670630200638</text:p>
              </table:table-cell>
              <table:table-cell office:value-type="float" office:value="-0.316036689051464">
                <text:p>-0.3160366890514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">
                <text:p>-1</text:p>
              </table:table-cell>
              <table:table-cell office:value-type="float" office:value="-0.943949696317301">
                <text:p>-0.943949696317301</text:p>
              </table:table-cell>
              <table:table-cell office:value-type="float" office:value="-0.700787474793884">
                <text:p>-0.700787474793884</text:p>
              </table:table-cell>
              <table:table-cell office:value-type="float" office:value="-0.392986846199948">
                <text:p>-0.392986846199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840416952960058">
                <text:p>-0.840416952960058</text:p>
              </table:table-cell>
              <table:table-cell office:value-type="float" office:value="-0.477803785149313">
                <text:p>-0.477803785149313</text:p>
              </table:table-cell>
              <table:table-cell office:value-type="float" office:value="-0.409950233989821">
                <text:p>-0.4099502339898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-0.31633667843214">
                <text:p>-0.31633667843214</text:p>
              </table:table-cell>
              <table:table-cell office:value-type="float" office:value="0.0370211915028841">
                <text:p>0.0370211915028841</text:p>
              </table:table-cell>
              <table:table-cell office:value-type="float" office:value="-0.32055594889128">
                <text:p>-0.32055594889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499520159752032">
                <text:p>-0.499520159752032</text:p>
              </table:table-cell>
              <table:table-cell office:value-type="float" office:value="-0.116929831853606">
                <text:p>-0.116929831853606</text:p>
              </table:table-cell>
              <table:table-cell office:value-type="float" office:value="-0.279830725483745">
                <text:p>-0.2798307254837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293486225933437">
                <text:p>-0.293486225933437</text:p>
              </table:table-cell>
              <table:table-cell office:value-type="float" office:value="0.0712832815719909">
                <text:p>0.0712832815719909</text:p>
              </table:table-cell>
              <table:table-cell office:value-type="float" office:value="-0.209607924072598">
                <text:p>-0.2096079240725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0.453494060817959">
                <text:p>0.453494060817959</text:p>
              </table:table-cell>
              <table:table-cell office:value-type="float" office:value="0.65461085465871">
                <text:p>0.65461085465871</text:p>
              </table:table-cell>
              <table:table-cell office:value-type="float" office:value="-0.0367641683263364">
                <text:p>-0.0367641683263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09016994374945">
                <text:p>0.309016994374945</text:p>
              </table:table-cell>
              <table:table-cell office:value-type="float" office:value="-0.13301680089345">
                <text:p>-0.13301680089345</text:p>
              </table:table-cell>
              <table:table-cell office:value-type="float" office:value="0.0544799943578404">
                <text:p>0.0544799943578404</text:p>
              </table:table-cell>
              <table:table-cell office:value-type="float" office:value="-0.018515335789501">
                <text:p>-0.0185153357895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305182034980449">
                <text:p>0.305182034980449</text:p>
              </table:table-cell>
              <table:table-cell office:value-type="float" office:value="0.394143064185392">
                <text:p>0.394143064185392</text:p>
              </table:table-cell>
              <table:table-cell office:value-type="float" office:value="0.0640163442054775">
                <text:p>0.06401634420547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586800327272254">
                <text:p>0.586800327272254</text:p>
              </table:table-cell>
              <table:table-cell office:value-type="float" office:value="0.540609085181757">
                <text:p>0.540609085181757</text:p>
              </table:table-cell>
              <table:table-cell office:value-type="float" office:value="0.159334892400733">
                <text:p>0.1593348924007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454927077060486">
                <text:p>0.454927077060486</text:p>
              </table:table-cell>
              <table:table-cell office:value-type="float" office:value="0.326988667975992">
                <text:p>0.326988667975992</text:p>
              </table:table-cell>
              <table:table-cell office:value-type="float" office:value="0.192865647515785">
                <text:p>0.1928656475157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.1026102624401">
                <text:p>1.1026102624401</text:p>
              </table:table-cell>
              <table:table-cell office:value-type="float" office:value="0.779737482684487">
                <text:p>0.779737482684487</text:p>
              </table:table-cell>
              <table:table-cell office:value-type="float" office:value="0.310240014549525">
                <text:p>0.3102400145495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804000358806561">
                <text:p>0.804000358806561</text:p>
              </table:table-cell>
              <table:table-cell office:value-type="float" office:value="0.384902063240756">
                <text:p>0.384902063240756</text:p>
              </table:table-cell>
              <table:table-cell office:value-type="float" office:value="0.325172424287772">
                <text:p>0.325172424287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624584510342515">
                <text:p>0.624584510342515</text:p>
              </table:table-cell>
              <table:table-cell office:value-type="float" office:value="0.164388971821368">
                <text:p>0.164388971821368</text:p>
              </table:table-cell>
              <table:table-cell office:value-type="float" office:value="0.293015733794491">
                <text:p>0.2930157337944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1.08145400255846">
                <text:p>1.08145400255846</text:p>
              </table:table-cell>
              <table:table-cell office:value-type="float" office:value="0.497006771229851">
                <text:p>0.497006771229851</text:p>
              </table:table-cell>
              <table:table-cell office:value-type="float" office:value="0.333813941281563">
                <text:p>0.3338139412815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0901699437495">
                <text:p>0.30901699437495</text:p>
              </table:table-cell>
              <table:table-cell office:value-type="float" office:value="0.307501712104645">
                <text:p>0.307501712104645</text:p>
              </table:table-cell>
              <table:table-cell office:value-type="float" office:value="-0.221556415379172">
                <text:p>-0.221556415379172</text:p>
              </table:table-cell>
              <table:table-cell office:value-type="float" office:value="0.222739869949416">
                <text:p>0.222739869949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0.358200924603245">
                <text:p>0.358200924603245</text:p>
              </table:table-cell>
              <table:table-cell office:value-type="float" office:value="-0.136685762304458">
                <text:p>-0.136685762304458</text:p>
              </table:table-cell>
              <table:table-cell office:value-type="float" office:value="0.150854743498641">
                <text:p>0.1508547434986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0.309016994374945">
                <text:p>-0.309016994374945</text:p>
              </table:table-cell>
              <table:table-cell office:value-type="float" office:value="-0.403362320448519">
                <text:p>-0.403362320448519</text:p>
              </table:table-cell>
              <table:table-cell office:value-type="float" office:value="-0.718599205884978">
                <text:p>-0.718599205884978</text:p>
              </table:table-cell>
              <table:table-cell office:value-type="float" office:value="-0.0230360463780825">
                <text:p>-0.02303604637808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61869389414547">
                <text:p>-0.561869389414547</text:p>
              </table:table-cell>
              <table:table-cell office:value-type="float" office:value="-0.701685019880804">
                <text:p>-0.701685019880804</text:p>
              </table:table-cell>
              <table:table-cell office:value-type="float" office:value="-0.158765841078627">
                <text:p>-0.1587658410786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-1.08334212870301">
                <text:p>-1.08334212870301</text:p>
              </table:table-cell>
              <table:table-cell office:value-type="float" office:value="-0.978526207335417">
                <text:p>-0.978526207335417</text:p>
              </table:table-cell>
              <table:table-cell office:value-type="float" office:value="-0.322717914329985">
                <text:p>-0.3227179143299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979282397235898">
                <text:p>-0.979282397235898</text:p>
              </table:table-cell>
              <table:table-cell office:value-type="float" office:value="-0.699573180694641">
                <text:p>-0.699573180694641</text:p>
              </table:table-cell>
              <table:table-cell office:value-type="float" office:value="-0.398088967602916">
                <text:p>-0.3980889676029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">
                <text:p>-1</text:p>
              </table:table-cell>
              <table:table-cell office:value-type="float" office:value="-0.519876907725072">
                <text:p>-0.519876907725072</text:p>
              </table:table-cell>
              <table:table-cell office:value-type="float" office:value="-0.192134152947052">
                <text:p>-0.192134152947052</text:p>
              </table:table-cell>
              <table:table-cell office:value-type="float" office:value="-0.356898004671743">
                <text:p>-0.3568980046717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1.1344102710944">
                <text:p>-1.1344102710944</text:p>
              </table:table-cell>
              <table:table-cell office:value-type="float" office:value="-0.645334013053108">
                <text:p>-0.645334013053108</text:p>
              </table:table-cell>
              <table:table-cell office:value-type="float" office:value="-0.414585206348016">
                <text:p>-0.4145852063480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0.809016994374949">
                <text:p>-0.809016994374949</text:p>
              </table:table-cell>
              <table:table-cell office:value-type="float" office:value="-0.989224227239784">
                <text:p>-0.989224227239784</text:p>
              </table:table-cell>
              <table:table-cell office:value-type="float" office:value="-0.40011837535879">
                <text:p>-0.40011837535879</text:p>
              </table:table-cell>
              <table:table-cell office:value-type="float" office:value="-0.411691840150171">
                <text:p>-0.4116918401501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363420888869262">
                <text:p>-0.363420888869262</text:p>
              </table:table-cell>
              <table:table-cell office:value-type="float" office:value="0.180547970409386">
                <text:p>0.180547970409386</text:p>
              </table:table-cell>
              <table:table-cell office:value-type="float" office:value="-0.29324387803826">
                <text:p>-0.293243878038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30901699437495">
                <text:p>-0.30901699437495</text:p>
              </table:table-cell>
              <table:table-cell office:value-type="float" office:value="-0.360290618547214">
                <text:p>-0.360290618547214</text:p>
              </table:table-cell>
              <table:table-cell office:value-type="float" office:value="0.146942592585147">
                <text:p>0.146942592585147</text:p>
              </table:table-cell>
              <table:table-cell office:value-type="float" office:value="-0.205206583913578">
                <text:p>-0.205206583913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0.372235921372514">
                <text:p>0.372235921372514</text:p>
              </table:table-cell>
              <table:table-cell office:value-type="float" office:value="0.7035753060039">
                <text:p>0.7035753060039</text:p>
              </table:table-cell>
              <table:table-cell office:value-type="float" office:value="-0.0234502059300826">
                <text:p>-0.02345020593008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0.432130556998993">
                <text:p>0.432130556998993</text:p>
              </table:table-cell>
              <table:table-cell office:value-type="float" office:value="0.610775953304303">
                <text:p>0.610775953304303</text:p>
              </table:table-cell>
              <table:table-cell office:value-type="float" office:value="0.103395025916795">
                <text:p>0.1033950259167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564105920081149">
                <text:p>0.564105920081149</text:p>
              </table:table-cell>
              <table:table-cell office:value-type="float" office:value="0.594201053109168">
                <text:p>0.594201053109168</text:p>
              </table:table-cell>
              <table:table-cell office:value-type="float" office:value="0.201556231355269">
                <text:p>0.2015562313552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1.09776526558801">
                <text:p>1.09776526558801</text:p>
              </table:table-cell>
              <table:table-cell office:value-type="float" office:value="0.902288318892822">
                <text:p>0.902288318892822</text:p>
              </table:table-cell>
              <table:table-cell office:value-type="float" office:value="0.34170264886278">
                <text:p>0.341702648862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90322235968114">
                <text:p>0.990322235968114</text:p>
              </table:table-cell>
              <table:table-cell office:value-type="float" office:value="0.635876231418342">
                <text:p>0.635876231418342</text:p>
              </table:table-cell>
              <table:table-cell office:value-type="float" office:value="0.400537365373892">
                <text:p>0.4005373653738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797042599508216">
                <text:p>0.797042599508216</text:p>
              </table:table-cell>
              <table:table-cell office:value-type="float" office:value="0.354077275966754">
                <text:p>0.354077275966754</text:p>
              </table:table-cell>
              <table:table-cell office:value-type="float" office:value="0.391245347492465">
                <text:p>0.3912453474924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1.31901085577675">
                <text:p>1.31901085577675</text:p>
              </table:table-cell>
              <table:table-cell office:value-type="float" office:value="0.700836425788233">
                <text:p>0.700836425788233</text:p>
              </table:table-cell>
              <table:table-cell office:value-type="float" office:value="0.453163563151618">
                <text:p>0.4531635631516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809016994374949">
                <text:p>0.809016994374949</text:p>
              </table:table-cell>
              <table:table-cell office:value-type="float" office:value="1.22150134123611">
                <text:p>1.22150134123611</text:p>
              </table:table-cell>
              <table:table-cell office:value-type="float" office:value="0.482661528998074">
                <text:p>0.482661528998074</text:p>
              </table:table-cell>
              <table:table-cell office:value-type="float" office:value="0.459063156320909">
                <text:p>0.4590631563209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608099864304365">
                <text:p>0.608099864304365</text:p>
              </table:table-cell>
              <table:table-cell office:value-type="float" office:value="-0.104591958346938">
                <text:p>-0.104591958346938</text:p>
              </table:table-cell>
              <table:table-cell office:value-type="float" office:value="0.34633213338734">
                <text:p>0.346332133387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288128476969228">
                <text:p>0.288128476969228</text:p>
              </table:table-cell>
              <table:table-cell office:value-type="float" office:value="-0.33965067654566">
                <text:p>-0.33965067654566</text:p>
              </table:table-cell>
              <table:table-cell office:value-type="float" office:value="0.20913557140074">
                <text:p>0.209135571400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.57252759403147E-016">
                <text:p>8.57252759403147E-016</text:p>
              </table:table-cell>
              <table:table-cell office:value-type="float" office:value="-0.0247586388962801">
                <text:p>-0.0247586388962801</text:p>
              </table:table-cell>
              <table:table-cell office:value-type="float" office:value="-0.522030233928935">
                <text:p>-0.522030233928935</text:p>
              </table:table-cell>
              <table:table-cell office:value-type="float" office:value="0.0629024103348049">
                <text:p>0.06290241033480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0.126278570023535">
                <text:p>0.126278570023535</text:p>
              </table:table-cell>
              <table:table-cell office:value-type="float" office:value="-0.296794420007296">
                <text:p>-0.296794420007296</text:p>
              </table:table-cell>
              <table:table-cell office:value-type="float" office:value="-0.00903695573361523">
                <text:p>-0.009036955733615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872185837127076">
                <text:p>-0.872185837127076</text:p>
              </table:table-cell>
              <table:table-cell office:value-type="float" office:value="-1.03620706172633">
                <text:p>-1.03620706172633</text:p>
              </table:table-cell>
              <table:table-cell office:value-type="float" office:value="-0.214470976932157">
                <text:p>-0.2144709769321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809016994374946">
                <text:p>-0.809016994374946</text:p>
              </table:table-cell>
              <table:table-cell office:value-type="float" office:value="-1.01363836718963">
                <text:p>-1.01363836718963</text:p>
              </table:table-cell>
              <table:table-cell office:value-type="float" office:value="-0.942127673431107">
                <text:p>-0.942127673431107</text:p>
              </table:table-cell>
              <table:table-cell office:value-type="float" office:value="-0.360002316231947">
                <text:p>-0.3600023162319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976944710948537">
                <text:p>-0.976944710948537</text:p>
              </table:table-cell>
              <table:table-cell office:value-type="float" office:value="-0.724347213752008">
                <text:p>-0.724347213752008</text:p>
              </table:table-cell>
              <table:table-cell office:value-type="float" office:value="-0.432871295735959">
                <text:p>-0.4328712957359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">
                <text:p>-1</text:p>
              </table:table-cell>
              <table:table-cell office:value-type="float" office:value="-1.07145741121169">
                <text:p>-1.07145741121169</text:p>
              </table:table-cell>
              <table:table-cell office:value-type="float" office:value="-0.655087931212128">
                <text:p>-0.655087931212128</text:p>
              </table:table-cell>
              <table:table-cell office:value-type="float" office:value="-0.477314622831193">
                <text:p>-0.4773146228311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16587133882959">
                <text:p>-0.916587133882959</text:p>
              </table:table-cell>
              <table:table-cell office:value-type="float" office:value="-0.400174123106718">
                <text:p>-0.400174123106718</text:p>
              </table:table-cell>
              <table:table-cell office:value-type="float" office:value="-0.461886522886298">
                <text:p>-0.461886522886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798456305256153">
                <text:p>-0.798456305256153</text:p>
              </table:table-cell>
              <table:table-cell office:value-type="float" office:value="-0.22563463558393">
                <text:p>-0.22563463558393</text:p>
              </table:table-cell>
              <table:table-cell office:value-type="float" office:value="-0.414636145425825">
                <text:p>-0.4146361454258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843785292512127">
                <text:p>-0.843785292512127</text:p>
              </table:table-cell>
              <table:table-cell office:value-type="float" office:value="-0.216770898271923">
                <text:p>-0.216770898271923</text:p>
              </table:table-cell>
              <table:table-cell office:value-type="float" office:value="-0.375063095995044">
                <text:p>-0.3750630959950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186369741527826">
                <text:p>0.186369741527826</text:p>
              </table:table-cell>
              <table:table-cell office:value-type="float" office:value="0.650707308614424">
                <text:p>0.650707308614424</text:p>
              </table:table-cell>
              <table:table-cell office:value-type="float" office:value="-0.169909015073151">
                <text:p>-0.169909015073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9.79717439317883E-016">
                <text:p>-9.79717439317883E-016</text:p>
              </table:table-cell>
              <table:table-cell office:value-type="float" office:value="-0.00681407375794849">
                <text:p>-0.00681407375794849</text:p>
              </table:table-cell>
              <table:table-cell office:value-type="float" office:value="0.36601879466292">
                <text:p>0.36601879466292</text:p>
              </table:table-cell>
              <table:table-cell office:value-type="float" office:value="-0.0627234531259366">
                <text:p>-0.06272345312593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09016994374945">
                <text:p>0.309016994374945</text:p>
              </table:table-cell>
              <table:table-cell office:value-type="float" office:value="-0.183820579052093">
                <text:p>-0.183820579052093</text:p>
              </table:table-cell>
              <table:table-cell office:value-type="float" office:value="0.15120983149502">
                <text:p>0.15120983149502</text:p>
              </table:table-cell>
              <table:table-cell office:value-type="float" office:value="-0.0199367962017452">
                <text:p>-0.01993679620174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87785252292469">
                <text:p>0.587785252292469</text:p>
              </table:table-cell>
              <table:table-cell office:value-type="float" office:value="0.823325286557644">
                <text:p>0.823325286557644</text:p>
              </table:table-cell>
              <table:table-cell office:value-type="float" office:value="0.926684557683805">
                <text:p>0.926684557683805</text:p>
              </table:table-cell>
              <table:table-cell office:value-type="float" office:value="0.169387474575365">
                <text:p>0.1693874745753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0.407356077372377">
                <text:p>0.407356077372377</text:p>
              </table:table-cell>
              <table:table-cell office:value-type="float" office:value="0.408572278798832">
                <text:p>0.408572278798832</text:p>
              </table:table-cell>
              <table:table-cell office:value-type="float" office:value="0.217224435420058">
                <text:p>0.2172244354200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1.08877174183704">
                <text:p>1.08877174183704</text:p>
              </table:table-cell>
              <table:table-cell office:value-type="float" office:value="0.871990354610795">
                <text:p>0.871990354610795</text:p>
              </table:table-cell>
              <table:table-cell office:value-type="float" office:value="0.348177619258206">
                <text:p>0.3481776192582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997435953874751">
                <text:p>0.997435953874751</text:p>
              </table:table-cell>
              <table:table-cell office:value-type="float" office:value="0.624523653318806">
                <text:p>0.624523653318806</text:p>
              </table:table-cell>
              <table:table-cell office:value-type="float" office:value="0.403446826070326">
                <text:p>0.4034468260703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768090895433256">
                <text:p>0.768090895433256</text:p>
              </table:table-cell>
              <table:table-cell office:value-type="float" office:value="0.316142875901848">
                <text:p>0.316142875901848</text:p>
              </table:table-cell>
              <table:table-cell office:value-type="float" office:value="0.38598603603663">
                <text:p>0.385986036036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809016994374949">
                <text:p>0.809016994374949</text:p>
              </table:table-cell>
              <table:table-cell office:value-type="float" office:value="0.745390577203671">
                <text:p>0.745390577203671</text:p>
              </table:table-cell>
              <table:table-cell office:value-type="float" office:value="0.234754046137811">
                <text:p>0.234754046137811</text:p>
              </table:table-cell>
              <table:table-cell office:value-type="float" office:value="0.355739638056866">
                <text:p>0.3557396380568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587785252292477">
                <text:p>0.587785252292477</text:p>
              </table:table-cell>
              <table:table-cell office:value-type="float" office:value="0.152912331407273">
                <text:p>0.152912331407273</text:p>
              </table:table-cell>
              <table:table-cell office:value-type="float" office:value="-0.286179359726869">
                <text:p>-0.286179359726869</text:p>
              </table:table-cell>
              <table:table-cell office:value-type="float" office:value="0.227355838500119">
                <text:p>0.2273558385001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0197532072981048">
                <text:p>0.0197532072981048</text:p>
              </table:table-cell>
              <table:table-cell office:value-type="float" office:value="-0.33547078706883">
                <text:p>-0.33547078706883</text:p>
              </table:table-cell>
              <table:table-cell office:value-type="float" office:value="0.114790513386329">
                <text:p>0.1147905133863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.10218211923262E-015">
                <text:p>1.10218211923262E-015</text:p>
              </table:table-cell>
              <table:table-cell office:value-type="float" office:value="0.497051616547632">
                <text:p>0.497051616547632</text:p>
              </table:table-cell>
              <table:table-cell office:value-type="float" office:value="0.113462097744557">
                <text:p>0.113462097744557</text:p>
              </table:table-cell>
              <table:table-cell office:value-type="float" office:value="0.114524830257975">
                <text:p>0.1145248302579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309016994374945">
                <text:p>-0.309016994374945</text:p>
              </table:table-cell>
              <table:table-cell office:value-type="float" office:value="-0.0225422365398854">
                <text:p>-0.0225422365398854</text:p>
              </table:table-cell>
              <table:table-cell office:value-type="float" office:value="-0.324905404274368">
                <text:p>-0.324905404274368</text:p>
              </table:table-cell>
              <table:table-cell office:value-type="float" office:value="0.0266387833515062">
                <text:p>0.02663878335150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587785252292472">
                <text:p>-0.587785252292472</text:p>
              </table:table-cell>
              <table:table-cell office:value-type="float" office:value="-0.424852729681825">
                <text:p>-0.424852729681825</text:p>
              </table:table-cell>
              <table:table-cell office:value-type="float" office:value="-0.581772717933046">
                <text:p>-0.581772717933046</text:p>
              </table:table-cell>
              <table:table-cell office:value-type="float" office:value="-0.0950435169054042">
                <text:p>-0.09504351690540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809016994374946">
                <text:p>-0.809016994374946</text:p>
              </table:table-cell>
              <table:table-cell office:value-type="float" office:value="-0.711540425013187">
                <text:p>-0.711540425013187</text:p>
              </table:table-cell>
              <table:table-cell office:value-type="float" office:value="-0.694768330611526">
                <text:p>-0.694768330611526</text:p>
              </table:table-cell>
              <table:table-cell office:value-type="float" office:value="-0.214988479646629">
                <text:p>-0.2149884796466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1.10669169416871">
                <text:p>-1.10669169416871</text:p>
              </table:table-cell>
              <table:table-cell office:value-type="float" office:value="-0.871935679813642">
                <text:p>-0.871935679813642</text:p>
              </table:table-cell>
              <table:table-cell office:value-type="float" office:value="-0.346377919680031">
                <text:p>-0.3463779196800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">
                <text:p>-1</text:p>
              </table:table-cell>
              <table:table-cell office:value-type="float" office:value="-0.702790627947544">
                <text:p>-0.702790627947544</text:p>
              </table:table-cell>
              <table:table-cell office:value-type="float" office:value="-0.374427690873979">
                <text:p>-0.374427690873979</text:p>
              </table:table-cell>
              <table:table-cell office:value-type="float" office:value="-0.351987873918821">
                <text:p>-0.3519878739188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1.13385579212144">
                <text:p>-1.13385579212144</text:p>
              </table:table-cell>
              <table:table-cell office:value-type="float" office:value="-0.644394284038297">
                <text:p>-0.644394284038297</text:p>
              </table:table-cell>
              <table:table-cell office:value-type="float" office:value="-0.410469155942716">
                <text:p>-0.4104691559427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809016994374949">
                <text:p>-0.809016994374949</text:p>
              </table:table-cell>
              <table:table-cell office:value-type="float" office:value="-0.859603831527094">
                <text:p>-0.859603831527094</text:p>
              </table:table-cell>
              <table:table-cell office:value-type="float" office:value="-0.296113858755163">
                <text:p>-0.296113858755163</text:p>
              </table:table-cell>
              <table:table-cell office:value-type="float" office:value="-0.387598096505205">
                <text:p>-0.3875980965052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587785252292477">
                <text:p>-0.587785252292477</text:p>
              </table:table-cell>
              <table:table-cell office:value-type="float" office:value="-0.880447072527326">
                <text:p>-0.880447072527326</text:p>
              </table:table-cell>
              <table:table-cell office:value-type="float" office:value="-0.253565679804316">
                <text:p>-0.253565679804316</text:p>
              </table:table-cell>
              <table:table-cell office:value-type="float" office:value="-0.360791613165027">
                <text:p>-0.3607916131650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651809592858216">
                <text:p>-0.651809592858216</text:p>
              </table:table-cell>
              <table:table-cell office:value-type="float" office:value="-0.0199425601081651">
                <text:p>-0.0199425601081651</text:p>
              </table:table-cell>
              <table:table-cell office:value-type="float" office:value="-0.292621802553655">
                <text:p>-0.2926218025536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.22464679914735E-015">
                <text:p>-1.22464679914735E-015</text:p>
              </table:table-cell>
              <table:table-cell office:value-type="float" office:value="0.220008772131778">
                <text:p>0.220008772131778</text:p>
              </table:table-cell>
              <table:table-cell office:value-type="float" office:value="0.681500643905463">
                <text:p>0.681500643905463</text:p>
              </table:table-cell>
              <table:table-cell office:value-type="float" office:value="-0.0977973132618314">
                <text:p>-0.0977973132618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